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Noto Sans CJK JP Light1" svg:font-family="'Noto Sans CJK JP Light'"/>
    <style:font-face style:name="Times New Roman1" svg:font-family="'Times New Roman'"/>
    <style:font-face style:name="方正书宋_GBK1" svg:font-family="方正书宋_GBK"/>
    <style:font-face style:name="AR PL UKai CN" svg:font-family="'AR PL UKai CN'" style:font-pitch="variable"/>
    <style:font-face style:name="AR PL UMing CN" svg:font-family="'AR PL UMing CN'"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Noto Sans CJK JP Light" svg:font-family="'Noto Sans CJK JP Light'" style:font-pitch="variable"/>
    <style:font-face style:name="Noto Sans CJK SC Regular1" svg:font-family="'Noto Sans CJK SC Regular'" style:font-pitch="variable"/>
    <style:font-face style:name="Times New Roman" svg:font-family="'Times New Roman'" style:font-pitch="variable"/>
    <style:font-face style:name="Ubuntu" svg:font-family="Ubuntu" style:font-pitch="variable"/>
    <style:font-face style:name="方正书宋_GBK" svg:font-family="方正书宋_GBK"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41cm"/>
    </style:style>
    <style:style style:name="gr2" style:family="graphic" style:parent-style-name="standard">
      <style:graphic-properties draw:stroke="none" svg:stroke-color="#000000" draw:fill="none" draw:fill-color="#ffffff" draw:auto-grow-height="true" draw:auto-grow-width="false" fo:max-height="0cm" fo:min-height="0.666cm"/>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3.486cm" fo:min-width="25.179cm" fo:padding-top="0cm" fo:padding-bottom="0cm" fo:padding-left="0cm" fo:padding-right="0cm" fo:wrap-option="wrap"/>
    </style:style>
    <style:style style:name="gr5" style:family="graphic" style:parent-style-name="standard" style:list-style-name="L2">
      <style:graphic-properties draw:stroke="none" svg:stroke-width="0cm" draw:fill="none" draw:textarea-vertical-align="top" draw:auto-grow-height="false" draw:fit-to-size="false" fo:min-height="8.995cm" fo:min-width="13.78cm" fo:padding-top="0cm" fo:padding-bottom="0cm" fo:padding-left="0cm" fo:padding-right="0cm" fo:wrap-option="wrap"/>
    </style:style>
    <style:style style:name="gr6" style:family="graphic" style:parent-style-name="standard" style:list-style-name="L10">
      <style:graphic-properties draw:stroke="none" svg:stroke-width="0cm" draw:fill="none" draw:textarea-vertical-align="middle" draw:auto-grow-height="false" draw:fit-to-size="false" fo:min-height="3.486cm" fo:min-width="25.179cm" fo:padding-top="0cm" fo:padding-bottom="0cm" fo:padding-left="0cm" fo:padding-right="0cm" fo:wrap-option="wrap"/>
    </style:style>
    <style:style style:name="gr7" style:family="graphic" style:parent-style-name="standard" style:list-style-name="L5">
      <style:graphic-properties draw:stroke="none" svg:stroke-width="0cm" draw:fill="none" draw:textarea-vertical-align="top" draw:auto-grow-height="false" draw:fit-to-size="false" fo:min-height="12.159cm" fo:min-width="25.179cm" fo:padding-top="0cm" fo:padding-bottom="0cm" fo:padding-left="0cm" fo:padding-right="0cm" fo:wrap-option="wrap"/>
    </style:style>
    <style:style style:name="gr8" style:family="graphic" style:parent-style-name="standard">
      <style:graphic-properties draw:stroke="dash" draw:stroke-dash="Fine_20_Dashed" svg:stroke-color="#000000" draw:fill="none" draw:fill-color="#ffffff" draw:auto-grow-height="true" draw:auto-grow-width="false" fo:max-height="0cm" fo:min-height="1.169cm"/>
    </style:style>
    <style:style style:name="gr9" style:family="graphic" style:parent-style-name="standard" style:list-style-name="L10">
      <style:graphic-properties draw:stroke="none" svg:stroke-width="0cm" draw:fill="none" draw:textarea-vertical-align="middle" draw:auto-grow-height="false" draw:fit-to-size="false" fo:min-height="3.486cm" fo:min-width="25.179cm" fo:padding-top="0cm" fo:padding-bottom="0cm" fo:padding-left="0cm" fo:padding-right="0cm" fo:wrap-option="wrap"/>
    </style:style>
    <style:style style:name="gr10" style:family="graphic" style:parent-style-name="standard" style:list-style-name="L5">
      <style:graphic-properties draw:stroke="none" svg:stroke-width="0cm" draw:fill="none" draw:textarea-vertical-align="top" draw:auto-grow-height="false" draw:fit-to-size="false" fo:min-height="12.159cm" fo:min-width="25.179cm" fo:padding-top="0cm" fo:padding-bottom="0cm" fo:padding-left="0cm" fo:padding-right="0cm" fo:wrap-option="wrap"/>
    </style:style>
    <style:style style:name="gr11" style:family="graphic" style:parent-style-name="standard">
      <style:graphic-properties draw:stroke="solid" svg:stroke-width="0cm" svg:stroke-color="#000000" draw:fill="solid" draw:fill-color="#ffffff" draw:textarea-vertical-align="top" draw:auto-grow-height="false" draw:fit-to-size="false" fo:min-height="5.269cm" fo:min-width="7.042cm" fo:padding-top="0.125cm" fo:padding-bottom="0.125cm" fo:padding-left="0.25cm" fo:padding-right="0.25cm" fo:wrap-option="no-wrap" draw:shadow="hidden" draw:shadow-color="#808080"/>
    </style:style>
    <style:style style:name="gr1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3" style:family="graphic" style:parent-style-name="standard">
      <style:graphic-properties draw:stroke="solid" svg:stroke-width="0cm" svg:stroke-color="#000000" draw:fill="solid" draw:fill-color="#ffffff" draw:textarea-vertical-align="top" draw:auto-grow-height="false" draw:fit-to-size="false" fo:min-height="5.269cm" fo:min-width="7.042cm" fo:padding-top="0.125cm" fo:padding-bottom="0.125cm" fo:padding-left="0.25cm" fo:padding-right="0.25cm" fo:wrap-option="no-wrap" draw:shadow="hidden" draw:shadow-color="#808080"/>
    </style:style>
    <style:style style:name="gr14" style:family="graphic" style:parent-style-name="standard">
      <style:graphic-properties draw:stroke="solid" svg:stroke-width="0.071cm" svg:stroke-color="#3a5f8b" draw:stroke-linejoin="round" draw:fill="solid" draw:fill-color="#ffffff" draw:textarea-vertical-align="middle" draw:auto-grow-height="false" draw:fit-to-size="false" fo:min-height="1.889cm" fo:min-width="5.214cm" fo:padding-top="0.125cm" fo:padding-bottom="0.125cm" fo:padding-left="0.25cm" fo:padding-right="0.25cm" fo:wrap-option="wrap"/>
    </style:style>
    <style:style style:name="gr15" style:family="graphic" style:parent-style-name="standard" style:list-style-name="L10">
      <style:graphic-properties draw:stroke="solid" svg:stroke-width="0cm" svg:stroke-color="#000000" draw:fill="solid" draw:fill-color="#ffffff" draw:textarea-vertical-align="top" draw:auto-grow-height="false" draw:fit-to-size="false" fo:min-height="8.428cm" fo:min-width="7.101cm" fo:padding-top="0.125cm" fo:padding-bottom="0.125cm" fo:padding-left="0.25cm" fo:padding-right="0.25cm" fo:wrap-option="no-wrap"/>
    </style:style>
    <style:style style:name="gr16" style:family="graphic" style:parent-style-name="standard" style:list-style-name="L11">
      <style:graphic-properties draw:stroke="solid" svg:stroke-width="0.071cm" svg:stroke-color="#3a5f8b" draw:stroke-linejoin="round" draw:fill="solid" draw:fill-color="#66cc00" draw:textarea-vertical-align="middle" draw:auto-grow-height="false" draw:fit-to-size="false" fo:min-height="2.345cm" fo:min-width="5.268cm" fo:padding-top="0.125cm" fo:padding-bottom="0.125cm" fo:padding-left="0.25cm" fo:padding-right="0.25cm" fo:wrap-option="wrap"/>
    </style:style>
    <style:style style:name="gr17" style:family="graphic" style:parent-style-name="standard" style:list-style-name="L11">
      <style:graphic-properties draw:stroke="solid" svg:stroke-width="0.071cm" svg:stroke-color="#3a5f8b" draw:stroke-linejoin="round" draw:fill="solid" draw:fill-color="#ffffff" draw:textarea-vertical-align="middle" draw:auto-grow-height="false" draw:fit-to-size="false" fo:min-height="1.467cm" fo:min-width="5.526cm" fo:padding-top="0.125cm" fo:padding-bottom="0.125cm" fo:padding-left="0.25cm" fo:padding-right="0.25cm" fo:wrap-option="wrap"/>
    </style:style>
    <style:style style:name="gr18" style:family="graphic" style:parent-style-name="standard">
      <style:graphic-properties draw:stroke="solid" svg:stroke-width="0cm" svg:stroke-color="#000000" draw:fill="solid" draw:fill-color="#ffffff" draw:textarea-vertical-align="top" draw:auto-grow-height="false" draw:fit-to-size="false" fo:min-height="5.241cm" fo:min-width="6.992cm" fo:padding-top="0.125cm" fo:padding-bottom="0.125cm" fo:padding-left="0.25cm" fo:padding-right="0.25cm" fo:wrap-option="no-wrap"/>
    </style:style>
    <style:style style:name="gr19" style:family="graphic" style:parent-style-name="standard">
      <style:graphic-properties draw:stroke="solid" svg:stroke-width="0.071cm" svg:stroke-color="#3a5f8b" draw:stroke-linejoin="round" draw:fill="solid" draw:fill-color="#ffffff" draw:textarea-vertical-align="middle" draw:auto-grow-height="false" draw:fit-to-size="false" fo:min-height="2.019cm" fo:min-width="4.943cm" fo:padding-top="0.125cm" fo:padding-bottom="0.125cm" fo:padding-left="0.25cm" fo:padding-right="0.25cm" fo:wrap-option="wrap"/>
    </style:style>
    <style:style style:name="gr20" style:family="graphic" style:parent-style-name="standard">
      <style:graphic-properties draw:stroke="solid" svg:stroke-width="0cm" svg:stroke-color="#3465a4" draw:fill="solid" draw:fill-color="#729fcf" draw:textarea-vertical-align="middle" draw:auto-grow-height="false" draw:fit-to-size="false" fo:min-height="3.232cm" fo:min-width="4.482cm" fo:padding-top="0.125cm" fo:padding-bottom="0.125cm" fo:padding-left="0.25cm" fo:padding-right="0.25cm" fo:wrap-option="no-wrap"/>
    </style:style>
    <style:style style:name="gr21" style:family="graphic" style:parent-style-name="standard">
      <style:graphic-properties draw:stroke="solid" svg:stroke-width="0cm" svg:stroke-color="#3465a4" draw:fill="solid" draw:fill-color="#729fcf" draw:textarea-vertical-align="middle" draw:auto-grow-height="false" draw:fit-to-size="false" fo:min-height="0.824cm" fo:min-width="3.02cm" fo:padding-top="0.125cm" fo:padding-bottom="0.125cm" fo:padding-left="0.25cm" fo:padding-right="0.25cm" fo:wrap-option="no-wrap"/>
    </style:style>
    <style:style style:name="gr22" style:family="graphic" style:parent-style-name="standard">
      <style:graphic-properties draw:stroke="none" svg:stroke-width="0cm" draw:fill="solid" draw:fill-color="#729fcf" draw:textarea-vertical-align="middle" draw:auto-grow-height="false" draw:fit-to-size="false" fo:min-height="0.923cm" fo:min-width="3.041cm" fo:padding-top="0.125cm" fo:padding-bottom="0.125cm" fo:padding-left="0.25cm" fo:padding-right="0.25cm" fo:wrap-option="no-wrap"/>
    </style:style>
    <style:style style:name="gr23" style:family="graphic" style:parent-style-name="standard">
      <style:graphic-properties draw:stroke="solid" svg:stroke-width="0cm" svg:stroke-color="#3465a4" draw:fill="solid" draw:fill-color="#729fcf" draw:textarea-vertical-align="middle" draw:auto-grow-height="false" draw:fit-to-size="false" fo:min-height="0.639cm" fo:min-width="3.362cm" fo:padding-top="0.125cm" fo:padding-bottom="0.125cm" fo:padding-left="0.25cm" fo:padding-right="0.25cm" fo:wrap-option="no-wrap"/>
    </style:style>
    <style:style style:name="gr24" style:family="graphic" style:parent-style-name="standard">
      <style:graphic-properties draw:stroke="solid" svg:stroke-width="0cm" svg:stroke-color="#3465a4" draw:marker-start="msArrowEnd_20_5" draw:marker-start-width="0.21cm" draw:marker-start-center="false"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cm" svg:stroke-color="#3465a4" draw:fill="solid" draw:fill-color="#729fcf" draw:textarea-vertical-align="middle" draw:auto-grow-height="false" draw:fit-to-size="false" fo:min-height="0.732cm" fo:min-width="4.323cm" fo:padding-top="0.125cm" fo:padding-bottom="0.125cm" fo:padding-left="0.25cm" fo:padding-right="0.25cm" fo:wrap-option="no-wrap"/>
    </style:style>
    <style:style style:name="gr27" style:family="graphic" style:parent-style-name="standard">
      <style:graphic-properties svg:stroke-color="#ff6600" draw:fill="hatch" draw:fill-color="#ff6600" draw:fill-hatch-name="Red_20_Crossed_20_0_20_Degrees" draw:opacity="99%" draw:textarea-horizontal-align="justify" draw:textarea-vertical-align="middle" draw:auto-grow-height="false" fo:min-height="1.831cm" fo:min-width="0cm" draw:shadow="hidden"/>
    </style:style>
    <style:style style:name="gr28" style:family="graphic" style:parent-style-name="standard">
      <style:graphic-properties draw:stroke="solid" svg:stroke-width="0cm" svg:stroke-color="#000000" draw:fill="solid" draw:fill-color="#ffffff" draw:textarea-vertical-align="top" draw:auto-grow-height="false" draw:fit-to-size="false" fo:min-height="4.4cm" fo:min-width="6.992cm" fo:padding-top="0.125cm" fo:padding-bottom="0.125cm" fo:padding-left="0.25cm" fo:padding-right="0.25cm" fo:wrap-option="no-wrap"/>
    </style:style>
    <style:style style:name="gr29" style:family="graphic" style:parent-style-name="standard">
      <style:graphic-properties draw:stroke="solid" svg:stroke-width="0.071cm" svg:stroke-color="#3a5f8b" draw:stroke-linejoin="round" draw:fill="solid" draw:fill-color="#6666ff" draw:textarea-vertical-align="middle" draw:auto-grow-height="false" draw:fit-to-size="false" fo:min-height="1.719cm" fo:min-width="4.816cm" fo:padding-top="0.125cm" fo:padding-bottom="0.125cm" fo:padding-left="0.25cm" fo:padding-right="0.25cm" fo:wrap-option="wrap"/>
    </style:style>
    <style:style style:name="gr30" style:family="graphic" style:parent-style-name="standard">
      <style:graphic-properties svg:stroke-color="#ff6600" draw:fill="hatch" draw:fill-color="#ff6600" draw:fill-hatch-name="Red_20_Crossed_20_0_20_Degrees" draw:opacity="99%" draw:textarea-horizontal-align="justify" draw:textarea-vertical-align="middle" draw:auto-grow-height="false" fo:min-height="1.43cm" fo:min-width="0cm" draw:shadow="hidden"/>
    </style:style>
    <style:style style:name="gr31" style:family="graphic" style:parent-style-name="standard">
      <style:graphic-properties draw:stroke="none" svg:stroke-color="#000000" draw:fill="none" draw:fill-color="#ffffff" draw:textarea-horizontal-align="left" draw:auto-grow-height="true" draw:auto-grow-width="true" fo:min-height="1.254cm" fo:min-width="0.002cm"/>
    </style:style>
    <style:style style:name="gr32" style:family="graphic" style:parent-style-name="standard">
      <style:graphic-properties draw:stroke="solid" svg:stroke-width="0cm" svg:stroke-color="#000000" draw:fill="solid" draw:fill-color="#ffffff" draw:textarea-vertical-align="top" draw:auto-grow-height="false" draw:fit-to-size="false" fo:min-height="3.532cm" fo:min-width="6.191cm" fo:padding-top="0.125cm" fo:padding-bottom="0.125cm" fo:padding-left="0.25cm" fo:padding-right="0.25cm" fo:wrap-option="no-wrap"/>
    </style:style>
    <style:style style:name="gr33" style:family="graphic" style:parent-style-name="standard">
      <style:graphic-properties draw:stroke="solid" svg:stroke-width="0.071cm" svg:stroke-color="#3a5f8b" draw:stroke-linejoin="round" draw:fill="solid" draw:fill-color="#ffffff" draw:textarea-vertical-align="middle" draw:auto-grow-height="false" draw:fit-to-size="false" fo:min-height="1.266cm" fo:min-width="4.324cm" fo:padding-top="0.125cm" fo:padding-bottom="0.125cm" fo:padding-left="0.25cm" fo:padding-right="0.25cm" fo:wrap-option="wrap"/>
    </style:style>
    <style:style style:name="gr34" style:family="graphic" style:parent-style-name="standard">
      <style:graphic-properties draw:stroke="solid" svg:stroke-width="0cm" svg:stroke-color="#000000" draw:fill="solid" draw:fill-color="#ffffff" draw:textarea-vertical-align="top" draw:auto-grow-height="false" draw:fit-to-size="false" fo:min-height="3.342cm" fo:min-width="6.191cm" fo:padding-top="0.125cm" fo:padding-bottom="0.125cm" fo:padding-left="0.25cm" fo:padding-right="0.25cm" fo:wrap-option="no-wrap"/>
    </style:style>
    <style:style style:name="gr35" style:family="graphic" style:parent-style-name="standard">
      <style:graphic-properties draw:stroke="solid" svg:stroke-width="0.071cm" svg:stroke-color="#3a5f8b" draw:stroke-linejoin="round" draw:fill="solid" draw:fill-color="#ffffff" draw:textarea-vertical-align="middle" draw:auto-grow-height="false" draw:fit-to-size="false" fo:min-height="1.19cm" fo:min-width="4.35cm" fo:padding-top="0.125cm" fo:padding-bottom="0.125cm" fo:padding-left="0.25cm" fo:padding-right="0.25cm" fo:wrap-option="wrap"/>
    </style:style>
    <style:style style:name="gr36" style:family="graphic" style:parent-style-name="standard">
      <style:graphic-properties draw:stroke="none" svg:stroke-width="0cm" draw:fill="solid" draw:fill-color="#ff3300" draw:textarea-vertical-align="middle" draw:auto-grow-height="false" draw:fit-to-size="false" fo:min-height="0.923cm" fo:min-width="1.672cm" fo:padding-top="0.125cm" fo:padding-bottom="0.125cm" fo:padding-left="0.25cm" fo:padding-right="0.25cm" fo:wrap-option="no-wrap"/>
    </style:style>
    <style:style style:name="gr37" style:family="graphic" style:parent-style-name="standard">
      <style:graphic-properties draw:fill-color="#ffffff" draw:textarea-horizontal-align="justify" draw:textarea-vertical-align="middle" draw:auto-grow-height="false" fo:min-height="0.233cm" fo:min-width="0.008cm"/>
    </style:style>
    <style:style style:name="gr38" style:family="graphic" style:parent-style-name="standard">
      <style:graphic-properties draw:fill-color="#ffffff" draw:textarea-horizontal-align="justify" draw:textarea-vertical-align="middle" draw:auto-grow-height="false" fo:min-height="0.174cm" fo:min-width="0cm"/>
    </style:style>
    <style:style style:name="gr3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cm" svg:stroke-color="#000000" draw:fill="solid" draw:fill-color="#ffffff" draw:textarea-vertical-align="top" draw:auto-grow-height="false" draw:fit-to-size="false" fo:min-height="3.531cm" fo:min-width="12.468cm" fo:padding-top="0.125cm" fo:padding-bottom="0.125cm" fo:padding-left="0.25cm" fo:padding-right="0.25cm" fo:wrap-option="no-wrap"/>
    </style:style>
    <style:style style:name="gr41" style:family="graphic" style:parent-style-name="standard">
      <style:graphic-properties draw:stroke="solid" svg:stroke-width="0cm" svg:stroke-color="#3465a4" draw:fill="solid" draw:fill-color="#729fcf" draw:textarea-vertical-align="middle" draw:auto-grow-height="false" draw:fit-to-size="false" fo:min-height="2.573cm" fo:min-width="4.649cm" fo:padding-top="0.125cm" fo:padding-bottom="0.125cm" fo:padding-left="0.25cm" fo:padding-right="0.25cm" fo:wrap-option="no-wrap"/>
    </style:style>
    <style:style style:name="gr42" style:family="graphic" style:parent-style-name="standard">
      <style:graphic-properties draw:stroke="solid" svg:stroke-width="0cm" svg:stroke-color="#3465a4" draw:fill="solid" draw:fill-color="#729fcf" draw:textarea-vertical-align="top" draw:auto-grow-height="false" fo:min-height="0.546cm" fo:min-width="2.683cm" fo:padding-top="0.125cm" fo:padding-bottom="0.125cm" fo:padding-left="0.25cm" fo:padding-right="0.25cm" fo:wrap-option="wrap"/>
    </style:style>
    <style:style style:name="gr43" style:family="graphic" style:parent-style-name="standard">
      <style:graphic-properties draw:stroke="none" svg:stroke-width="0cm" draw:fill="solid" draw:fill-color="#729fcf" draw:textarea-vertical-align="top" draw:auto-grow-height="false" fo:min-height="0.522cm" fo:min-width="4.218cm" fo:padding-top="0.125cm" fo:padding-bottom="0.125cm" fo:padding-left="0.25cm" fo:padding-right="0.25cm" fo:wrap-option="wrap"/>
    </style:style>
    <style:style style:name="gr44" style:family="graphic" style:parent-style-name="standard">
      <style:graphic-properties draw:stroke="solid" svg:stroke-width="0cm" svg:stroke-color="#3465a4" draw:fill="solid" draw:fill-color="#729fcf" draw:opacity="100%" draw:textarea-vertical-align="top" draw:auto-grow-height="false" fo:min-height="0.47cm" fo:min-width="3.099cm" fo:padding-top="0.125cm" fo:padding-bottom="0.125cm" fo:padding-left="0.25cm" fo:padding-right="0.25cm" fo:wrap-option="wrap"/>
    </style:style>
    <style:style style:name="gr45" style:family="graphic" style:parent-style-name="standard">
      <style:graphic-properties draw:stroke="solid" svg:stroke-width="0cm" svg:stroke-color="#000000" draw:fill="solid" draw:fill-color="#ffffff" draw:textarea-vertical-align="top" draw:auto-grow-height="false" draw:fit-to-size="false" fo:min-height="5.014cm" fo:min-width="10.556cm" fo:padding-top="0.125cm" fo:padding-bottom="0.125cm" fo:padding-left="0.25cm" fo:padding-right="0.25cm" fo:wrap-option="no-wrap"/>
    </style:style>
    <style:style style:name="gr46" style:family="graphic" style:parent-style-name="standard">
      <style:graphic-properties svg:stroke-color="#ff6600" draw:fill="hatch" draw:fill-color="#ff6600" draw:fill-hatch-name="Red_20_Crossed_20_0_20_Degrees" draw:opacity="99%" draw:textarea-horizontal-align="justify" draw:textarea-vertical-align="middle" draw:auto-grow-height="false" fo:min-height="1.445cm" fo:min-width="0cm" draw:shadow="hidden"/>
    </style:style>
    <style:style style:name="gr47" style:family="graphic" style:parent-style-name="standard">
      <style:graphic-properties svg:stroke-color="#ff6600" draw:fill="hatch" draw:fill-color="#ff6600" draw:fill-hatch-name="Red_20_Crossed_20_0_20_Degrees" draw:opacity="99%" draw:textarea-horizontal-align="justify" draw:textarea-vertical-align="middle" draw:auto-grow-height="false" fo:min-height="1.444cm" fo:min-width="0cm" draw:shadow="hidden"/>
    </style:style>
    <style:style style:name="gr48" style:family="graphic" style:parent-style-name="standard">
      <style:graphic-properties draw:stroke="dash" draw:stroke-dash="Fine_20_Dashed" svg:stroke-color="#000000" draw:fill="none" draw:fill-color="#ffffff" draw:auto-grow-height="true" draw:auto-grow-width="false" fo:max-height="0cm" fo:min-height="3.322cm"/>
    </style:style>
    <style:style style:name="gr49" style:family="graphic" style:parent-style-name="standard">
      <style:graphic-properties draw:stroke="solid" draw:stroke-dash="Fine_20_Dashed" draw:fill-color="#0000cc" draw:opacity="100%" draw:textarea-horizontal-align="justify" draw:textarea-vertical-align="top" draw:auto-grow-height="false" fo:min-height="1.255cm" fo:min-width="3.055cm"/>
    </style:style>
    <style:style style:name="gr50" style:family="graphic" style:parent-style-name="standard">
      <style:graphic-properties draw:stroke="solid" draw:stroke-dash="Fine_20_Dashed" draw:fill-color="#ffffff" draw:opacity="100%" draw:textarea-horizontal-align="justify" draw:textarea-vertical-align="top" draw:auto-grow-height="false" fo:min-height="1.226cm" fo:min-width="3.617cm"/>
    </style:style>
    <style:style style:name="gr51" style:family="graphic" style:parent-style-name="standard" style:list-style-name="L10">
      <style:graphic-properties draw:stroke="solid" svg:stroke-width="0cm" svg:stroke-color="#000000" draw:fill="solid" draw:fill-color="#ffffff" draw:textarea-vertical-align="top" draw:auto-grow-height="false" draw:fit-to-size="false" fo:min-height="10.273cm" fo:min-width="12.348cm" fo:padding-top="0.125cm" fo:padding-bottom="0.125cm" fo:padding-left="0.25cm" fo:padding-right="0.25cm" fo:wrap-option="no-wrap"/>
    </style:style>
    <style:style style:name="gr52" style:family="graphic" style:parent-style-name="standard">
      <style:graphic-properties draw:stroke="solid" draw:stroke-dash="Ultrafine_20_Dashed" svg:stroke-color="#ff6600" draw:fill="hatch" draw:fill-color="#ff6600" draw:fill-hatch-name="Red_20_Crossed_20_0_20_Degrees" draw:opacity="99%" draw:textarea-horizontal-align="justify" draw:textarea-vertical-align="middle" draw:auto-grow-height="false" fo:min-height="1.32cm" fo:min-width="0cm" draw:shadow="hidden"/>
    </style:style>
    <style:style style:name="gr53" style:family="graphic" style:parent-style-name="standard">
      <style:graphic-properties draw:stroke="solid" draw:stroke-dash="Fine_20_Dashed" draw:fill-color="#ffffff" draw:opacity="100%" draw:textarea-horizontal-align="justify" draw:textarea-vertical-align="top" draw:auto-grow-height="false" fo:min-height="1.274cm" fo:min-width="3.396cm"/>
    </style:style>
    <style:style style:name="gr54" style:family="graphic" style:parent-style-name="standard">
      <style:graphic-properties draw:stroke="solid" draw:stroke-dash="Fine_20_Dashed" draw:fill-color="#00cc33" draw:opacity="100%" draw:textarea-horizontal-align="justify" draw:textarea-vertical-align="top" draw:auto-grow-height="false" fo:min-height="1.782cm" fo:min-width="3.99cm"/>
    </style:style>
    <style:style style:name="gr55" style:family="graphic" style:parent-style-name="standard">
      <style:graphic-properties draw:stroke="solid" draw:stroke-dash="Fine_20_Dashed" draw:fill-color="#ffffff" draw:opacity="100%" draw:textarea-horizontal-align="justify" draw:textarea-vertical-align="top" draw:auto-grow-height="false" fo:min-height="1.301cm" fo:min-width="3.791cm"/>
    </style:style>
    <style:style style:name="gr56" style:family="graphic" style:parent-style-name="standard">
      <style:graphic-properties draw:stroke="solid" draw:stroke-dash="Fine_20_Dashed" draw:fill-color="#ffffff" draw:opacity="100%" draw:textarea-horizontal-align="justify" draw:textarea-vertical-align="top" draw:auto-grow-height="false" fo:min-height="1.006cm" fo:min-width="3.15cm"/>
    </style:style>
    <style:style style:name="gr57" style:family="graphic" style:parent-style-name="standard">
      <style:graphic-properties draw:stroke="solid" svg:stroke-width="0cm" svg:stroke-color="#3465a4" draw:marker-start="Arrow_20_concave" draw:marker-start-width="0.21cm" draw:marker-start-center="false" draw:marker-end="Arrow_20_concave"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marker-start="Arrow_20_concave" draw:marker-start-width="0.3cm" draw:marker-end="Arrow_20_concave" draw:marker-end-width="0.3cm" draw:textarea-vertical-align="middle"/>
    </style:style>
    <style:style style:name="gr59" style:family="graphic" style:parent-style-name="standard">
      <style:graphic-properties draw:stroke="solid" svg:stroke-width="0cm" svg:stroke-color="#000000" draw:fill="solid" draw:fill-color="#ffffff" draw:textarea-vertical-align="top" draw:auto-grow-height="false" draw:fit-to-size="false" fo:min-height="0cm" fo:min-width="0cm" fo:padding-top="0.125cm" fo:padding-bottom="0.125cm" fo:padding-left="0.25cm" fo:padding-right="0.25cm" fo:wrap-option="no-wrap"/>
    </style:style>
    <style:style style:name="gr60" style:family="graphic" style:parent-style-name="standard" style:list-style-name="L10">
      <style:graphic-properties draw:stroke="solid" svg:stroke-width="0cm" svg:stroke-color="#3465a4" draw:fill="solid" draw:fill-color="#ffffff" draw:textarea-vertical-align="top" draw:auto-grow-height="false" draw:fit-to-size="false" fo:min-height="2.163cm" fo:min-width="13.713cm" fo:padding-top="0.125cm" fo:padding-bottom="0.125cm" fo:padding-left="0.25cm" fo:padding-right="0.25cm" fo:wrap-option="no-wrap"/>
    </style:style>
    <style:style style:name="gr61" style:family="graphic" style:parent-style-name="standard">
      <style:graphic-properties draw:stroke="solid" svg:stroke-width="0cm" svg:stroke-color="#3465a4" draw:fill="solid" draw:fill-color="#729fcf" draw:textarea-vertical-align="middle" draw:auto-grow-height="false" draw:fit-to-size="false" fo:min-height="0.933cm" fo:min-width="4.436cm" fo:padding-top="0.125cm" fo:padding-bottom="0.125cm" fo:padding-left="0.25cm" fo:padding-right="0.25cm" fo:wrap-option="no-wrap"/>
    </style:style>
    <style:style style:name="gr62" style:family="graphic" style:parent-style-name="standard">
      <style:graphic-properties draw:stroke="solid" svg:stroke-width="0cm" svg:stroke-color="#3465a4" draw:fill="solid" draw:fill-color="#729fcf" draw:textarea-vertical-align="middle" draw:auto-grow-height="false" draw:fit-to-size="false" fo:min-height="0.92cm" fo:min-width="4.414cm" fo:padding-top="0.125cm" fo:padding-bottom="0.125cm" fo:padding-left="0.25cm" fo:padding-right="0.25cm" fo:wrap-option="no-wrap"/>
    </style:style>
    <style:style style:name="gr63"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cm" svg:stroke-color="#3465a4" draw:fill="solid" draw:fill-color="#ffffff" draw:textarea-vertical-align="top" draw:auto-grow-height="false" draw:fit-to-size="false" fo:min-height="6.002cm" fo:min-width="13.713cm" fo:padding-top="0.125cm" fo:padding-bottom="0.125cm" fo:padding-left="0.25cm" fo:padding-right="0.25cm" fo:wrap-option="no-wrap"/>
    </style:style>
    <style:style style:name="gr65" style:family="graphic" style:parent-style-name="standard">
      <style:graphic-properties draw:stroke="solid" svg:stroke-width="0cm" svg:stroke-color="#3465a4" draw:fill="solid" draw:fill-color="#729fcf" draw:textarea-vertical-align="middle" draw:auto-grow-height="false" draw:fit-to-size="false" fo:min-height="0.933cm" fo:min-width="2.516cm" fo:padding-top="0.125cm" fo:padding-bottom="0.125cm" fo:padding-left="0.25cm" fo:padding-right="0.25cm" fo:wrap-option="no-wrap"/>
    </style:style>
    <style:style style:name="gr66" style:family="graphic" style:parent-style-name="standard">
      <style:graphic-properties draw:stroke="solid" svg:stroke-width="0cm" svg:stroke-color="#3465a4" draw:fill="solid" draw:fill-color="#729fcf" draw:textarea-vertical-align="middle" draw:auto-grow-height="false" draw:fit-to-size="false" fo:min-height="0.933cm" fo:min-width="2.525cm" fo:padding-top="0.125cm" fo:padding-bottom="0.125cm" fo:padding-left="0.25cm" fo:padding-right="0.25cm" fo:wrap-option="no-wrap"/>
    </style:style>
    <style:style style:name="gr67" style:family="graphic" style:parent-style-name="standard">
      <style:graphic-properties draw:stroke="solid" svg:stroke-width="0cm" svg:stroke-color="#3465a4" draw:fill="solid" draw:fill-color="#729fcf" draw:textarea-vertical-align="middle" draw:auto-grow-height="false" draw:fit-to-size="false" fo:min-height="0.933cm" fo:min-width="2.993cm" fo:padding-top="0.125cm" fo:padding-bottom="0.125cm" fo:padding-left="0.25cm" fo:padding-right="0.25cm" fo:wrap-option="no-wrap"/>
    </style:style>
    <style:style style:name="gr68" style:family="graphic" style:parent-style-name="standard">
      <style:graphic-properties draw:stroke="solid" svg:stroke-width="0cm" svg:stroke-color="#3465a4" draw:fill="solid" draw:fill-color="#729fcf" draw:textarea-vertical-align="middle" draw:auto-grow-height="false" draw:fit-to-size="false" fo:min-height="0.937cm" fo:min-width="2.493cm" fo:padding-top="0.125cm" fo:padding-bottom="0.125cm" fo:padding-left="0.25cm" fo:padding-right="0.25cm" fo:wrap-option="no-wrap"/>
    </style:style>
    <style:style style:name="gr69" style:family="graphic" style:parent-style-name="standard">
      <style:graphic-properties draw:stroke="solid" svg:stroke-width="0cm" svg:stroke-color="#3465a4" draw:fill="solid" draw:fill-color="#729fcf" draw:textarea-vertical-align="middle" draw:auto-grow-height="false" draw:fit-to-size="false" fo:min-height="0.933cm" fo:min-width="2.493cm" fo:padding-top="0.125cm" fo:padding-bottom="0.125cm" fo:padding-left="0.25cm" fo:padding-right="0.25cm" fo:wrap-option="no-wrap"/>
    </style:style>
    <style:style style:name="gr70" style:family="graphic" style:parent-style-name="standard" style:list-style-name="L6">
      <style:graphic-properties draw:stroke="dash" draw:stroke-dash="Fine_20_Dashed" svg:stroke-color="#000000" draw:fill="solid" draw:fill-color="#ffffff" draw:opacity="50%" draw:auto-grow-height="true" draw:auto-grow-width="false" fo:max-height="0cm" fo:min-height="3.95cm"/>
    </style:style>
    <style:style style:name="gr71" style:family="graphic" style:parent-style-name="standard">
      <style:graphic-properties draw:textarea-horizontal-align="justify" draw:textarea-vertical-align="middle" draw:auto-grow-height="false" fo:min-height="3.5cm" fo:min-width="3.301cm"/>
    </style:style>
    <style:style style:name="gr72" style:family="graphic" style:parent-style-name="standard">
      <style:graphic-properties draw:textarea-horizontal-align="justify" draw:textarea-vertical-align="middle" draw:auto-grow-height="false" fo:min-height="0.55cm" fo:min-width="3.04cm"/>
    </style:style>
    <style:style style:name="gr7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pr1" style:family="presentation" style:parent-style-name="默认-subtitle">
      <style:graphic-properties draw:fill-color="#ffffff" draw:auto-grow-height="true" fo:min-height="16.251cm"/>
    </style:style>
    <style:style style:name="pr2" style:family="presentation" style:parent-style-name="默认-notes">
      <style:graphic-properties draw:fill-color="#ffffff" draw:auto-grow-height="true" fo:min-height="13.364cm"/>
    </style:style>
    <style:style style:name="pr3" style:family="presentation" style:parent-style-name="默认-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co1" style:family="table-column">
      <style:table-column-properties style:column-width="4.544cm" style:use-optimal-column-width="false"/>
    </style:style>
    <style:style style:name="co2" style:family="table-column">
      <style:table-column-properties style:column-width="10.788cm" style:use-optimal-column-width="false"/>
    </style:style>
    <style:style style:name="co3" style:family="table-column">
      <style:table-column-properties style:column-width="10.372cm" style:use-optimal-column-width="false"/>
    </style:style>
    <style:style style:name="ro1" style:family="table-row">
      <style:table-row-properties style:row-height="1.413cm"/>
    </style:style>
    <style:style style:name="ro2" style:family="table-row">
      <style:table-row-properties style:row-height="1.876cm"/>
    </style:style>
    <style:style style:name="ro3" style:family="table-row">
      <style:table-row-properties style:row-height="1.923cm"/>
    </style:style>
    <style:style style:name="ro4" style:family="table-row">
      <style:table-row-properties style:row-height="1.804cm"/>
    </style:style>
    <style:style style:name="ro5" style:family="table-row">
      <style:table-row-properties style:row-height="2.141cm"/>
    </style:style>
    <style:style style:name="ro6" style:family="table-row">
      <style:table-row-properties style:row-height="2.591cm"/>
    </style:style>
    <style:style style:name="ce1" style:family="table-cell">
      <style:paragraph-properties fo:margin-left="0cm" fo:margin-right="0cm" fo:text-align="center" fo:text-indent="0.6cm"/>
      <style:text-properties fo:font-size="26pt" fo:font-weight="bold" style:font-size-asian="26pt" style:font-weight-asian="bold" style:font-size-complex="26pt" style:font-weight-complex="bold"/>
    </style:style>
    <style:style style:name="ce2" style:family="table-cell">
      <style:paragraph-properties fo:text-align="start"/>
      <style:text-properties style:font-name="Liberation Sans" fo:font-size="26pt" fo:font-weight="bold" style:letter-kerning="true" style:font-size-asian="26pt" style:font-weight-asian="bold" style:font-size-complex="26pt" style:font-weight-complex="bold"/>
    </style:style>
    <style:style style:name="ce3" style:family="table-cell">
      <style:paragraph-properties fo:text-align="start"/>
      <style:text-properties fo:font-size="22pt" style:font-size-asian="22pt" style:font-size-complex="22pt"/>
    </style:style>
    <style:style style:name="ce4"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2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bold" style:font-name-complex="Noto Sans CJK SC Regular"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style:paragraph-properties fo:text-align="start"/>
      <style:text-properties fo:color="#000000" fo:font-size="22pt" style:font-size-asian="22pt" style:font-size-complex="22pt"/>
    </style:style>
    <style:style style:name="P1" style:family="paragraph">
      <loext:graphic-properties draw:fill-color="#ffffff"/>
      <style:text-properties fo:font-size="60pt" style:font-size-asian="60pt" style:font-size-complex="60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style>
    <style:style style:name="P5" style:family="paragraph">
      <style:paragraph-properties fo:text-align="end"/>
      <style:text-properties style:font-name="AR PL UMing CN" style:font-name-asian="AR PL UMing CN"/>
    </style:style>
    <style:style style:name="P6" style:family="paragraph">
      <loext:graphic-properties draw:fill="none" draw:fill-color="#ffffff"/>
      <style:paragraph-properties fo:text-align="end"/>
      <style:text-properties style:font-name="AR PL UMing CN" fo:font-size="24pt" style:font-name-asian="AR PL UMing CN"/>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text-align="center" style:punctuation-wrap="hanging"/>
    </style:style>
    <style:style style:name="P13" style:family="paragraph">
      <style:paragraph-properties fo:margin-left="0cm" fo:margin-right="0cm" fo:text-align="center" fo:text-indent="0.6cm"/>
    </style:style>
    <style:style style:name="P14" style:family="paragraph">
      <style:paragraph-properties fo:text-align="start"/>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16" style:family="paragraph">
      <loext:graphic-properties draw:fill="none" draw:fill-color="#ffffff"/>
      <style:text-properties style:font-name="AR PL UKai CN" style:font-name-asian="AR PL UKai CN"/>
    </style:style>
    <style:style style:name="P1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weight-asian="bold" style:font-weight-complex="bold" fo:hyphenate="false"/>
    </style:style>
    <style:style style:name="P1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color="#000000" fo:font-size="18pt" fo:font-weight="normal" fo:hyphenate="false"/>
    </style:style>
    <style:style style:name="P19" style:family="paragraph">
      <loext:graphic-properties draw:fill="solid" draw:fill-color="#66cc00"/>
      <style:paragraph-properties fo:margin-left="0cm" fo:margin-right="0cm" fo:margin-top="0cm" fo:margin-bottom="0cm" fo:line-height="100%" fo:text-align="center" fo:text-indent="0cm" style:punctuation-wrap="hanging" style:writing-mode="lr-tb" style:font-independent-line-spacing="true"/>
      <style:text-properties fo:color="#000000" fo:font-size="18pt" fo:font-weight="bold" fo:hyphenate="false"/>
    </style:style>
    <style:style style:name="P2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21"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color="#ffffff" fo:font-size="18pt" fo:font-weight="bold" fo:hyphenate="false"/>
    </style:style>
    <style:style style:name="P22"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fo:hyphenate="false"/>
    </style:style>
    <style:style style:name="P23" style:family="paragraph">
      <loext:graphic-properties draw:fill="none"/>
      <style:paragraph-properties fo:text-align="start"/>
      <style:text-properties fo:font-size="18pt" fo:font-weight="normal"/>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weight-asian="bold" style:font-weight-complex="bold" fo:hyphenate="false"/>
    </style:style>
    <style:style style:name="P25" style:family="paragraph">
      <loext:graphic-properties draw:fill="hatch" draw:fill-color="#ff6600" draw:fill-hatch-name="Red_20_Crossed_20_0_20_Degrees" draw:opacity="99%"/>
      <style:paragraph-properties fo:margin-top="0cm" fo:margin-bottom="0cm" fo:text-align="center"/>
    </style:style>
    <style:style style:name="P26" style:family="paragraph">
      <loext:graphic-properties draw:fill="solid" draw:fill-color="#6666ff"/>
      <style:paragraph-properties fo:margin-left="0cm" fo:margin-right="0cm" fo:margin-top="0cm" fo:margin-bottom="0cm" fo:line-height="100%" fo:text-align="center" fo:text-indent="0cm" style:punctuation-wrap="hanging" style:writing-mode="lr-tb" style:font-independent-line-spacing="true"/>
      <style:text-properties fo:color="#000000" fo:font-size="18pt" fo:font-weight="bold" fo:hyphenate="false"/>
    </style:style>
    <style:style style:name="P27" style:family="paragraph">
      <loext:graphic-properties draw:fill="solid" draw:fill-color="#ff3300"/>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fo:hyphenate="false"/>
    </style:style>
    <style:style style:name="P28" style:family="paragraph">
      <loext:graphic-properties draw:fill-color="#ffffff"/>
      <style:paragraph-properties fo:text-align="center"/>
    </style:style>
    <style:style style:name="P29" style:family="paragraph">
      <loext:graphic-properties draw:fill="none" draw:fill-color="#ffffff"/>
      <style:paragraph-properties fo:text-align="start" style:font-independent-line-spacing="true"/>
      <style:text-properties fo:font-size="18pt"/>
    </style:style>
    <style:style style:name="P30" style:family="paragraph">
      <loext:graphic-properties draw:fill="none"/>
      <style:paragraph-properties fo:text-align="start"/>
      <style:text-properties fo:font-size="18pt"/>
    </style:style>
    <style:style style:name="P31"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2" style:family="paragraph">
      <loext:graphic-properties draw:fill="solid" draw:fill-color="#729fcf"/>
      <style:paragraph-properties fo:text-align="start"/>
      <style:text-properties fo:font-size="18pt"/>
    </style:style>
    <style:style style:name="P33" style:family="paragraph">
      <loext:graphic-properties draw:fill="solid" draw:fill-color="#729fcf" draw:opacity="100%"/>
      <style:paragraph-properties fo:text-align="start"/>
      <style:text-properties fo:font-size="18pt"/>
    </style:style>
    <style:style style:name="P34" style:family="paragraph">
      <loext:graphic-properties draw:fill-color="#0000cc" draw:opacity="100%"/>
      <style:paragraph-properties fo:margin-left="0cm" fo:margin-right="0cm" fo:margin-top="0cm" fo:margin-bottom="0cm" fo:line-height="100%" fo:text-align="center" fo:text-indent="0cm" style:punctuation-wrap="hanging" style:writing-mode="lr-tb"/>
      <style:text-properties fo:hyphenate="false"/>
    </style:style>
    <style:style style:name="P35" style:family="paragraph">
      <loext:graphic-properties draw:fill-color="#ffffff" draw:opacity="100%"/>
      <style:paragraph-properties fo:margin-left="0cm" fo:margin-right="0cm" fo:margin-top="0cm" fo:margin-bottom="0cm" fo:line-height="100%" fo:text-align="center" fo:text-indent="0cm" style:punctuation-wrap="hanging" style:writing-mode="lr-tb"/>
      <style:text-properties fo:hyphenate="false"/>
    </style:style>
    <style:style style:name="P36" style:family="paragraph">
      <loext:graphic-properties draw:fill-color="#00cc33" draw:opacity="100%"/>
      <style:paragraph-properties fo:margin-left="0cm" fo:margin-right="0cm" fo:margin-top="0cm" fo:margin-bottom="0cm" fo:line-height="100%" fo:text-align="center" fo:text-indent="0cm" style:punctuation-wrap="hanging" style:writing-mode="lr-tb"/>
      <style:text-properties fo:hyphenate="false"/>
    </style:style>
    <style:style style:name="P37" style:family="paragraph">
      <loext:graphic-properties draw:fill="solid" draw:fill-color="#ffffff"/>
      <style:paragraph-properties fo:text-align="start" style:font-independent-line-spacing="true"/>
      <style:text-properties fo:font-size="18pt"/>
    </style:style>
    <style:style style:name="P3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9" style:family="paragraph">
      <loext:graphic-properties draw:fill="none"/>
      <style:paragraph-properties fo:text-align="start" style:font-independent-line-spacing="true"/>
      <style:text-properties fo:font-size="18pt"/>
    </style:style>
    <style:style style:name="P40"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font-size="18pt" style:text-underline-style="none" fo:font-weight="normal" style:font-weight-asian="normal" style:font-weight-complex="normal" fo:hyphenate="false"/>
    </style:style>
    <style:style style:name="P41"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style:font-name="Ubuntu" fo:font-size="18pt" style:text-underline-style="none" fo:font-weight="normal" style:font-weight-asian="normal" style:font-weight-complex="normal" fo:hyphenate="false"/>
    </style:style>
    <style:style style:name="P42" style:family="paragraph">
      <loext:graphic-properties draw:fill="solid" draw:fill-color="#ffffff" draw:opacity="50%"/>
      <style:text-properties style:font-name="AR PL UKai CN" style:font-name-asian="AR PL UKai CN"/>
    </style:style>
    <style:style style:name="P43" style:family="paragraph">
      <loext:graphic-properties draw:fill="solid" draw:fill-color="#729fcf"/>
      <style:paragraph-properties fo:margin-left="0cm" fo:margin-right="0cm" fo:margin-top="0cm" fo:margin-bottom="0cm" fo:line-height="100%" fo:text-align="center" fo:text-indent="0cm" style:punctuation-wrap="hanging" style:writing-mode="lr-tb" style:font-independent-line-spacing="true"/>
      <style:text-properties fo:font-size="18pt" fo:font-weight="bold" style:font-weight-asian="bold" style:font-weight-complex="bold" fo:hyphenate="false"/>
    </style:style>
    <style:style style:name="P44" style:family="paragraph">
      <style:paragraph-properties fo:margin-left="0cm" fo:margin-right="0cm" fo:text-indent="0cm" style:punctuation-wrap="hanging"/>
    </style:style>
    <style:style style:name="T1" style:family="text">
      <style:text-properties fo:font-size="60pt" style:font-size-asian="60pt" style:font-size-complex="60pt"/>
    </style:style>
    <style:style style:name="T2" style:family="text">
      <style:text-properties style:font-name="AR PL UMing CN" fo:font-size="24pt" style:font-name-asian="AR PL UMing CN"/>
    </style:style>
    <style:style style:name="T3"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方正书宋_GBK1" style:font-size-asian="44pt" style:font-style-asian="normal" style:font-weight-asian="normal" style:font-name-complex="DejaVu Sans2"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方正书宋_GBK1" style:font-size-asian="32pt" style:font-style-asian="normal" style:font-weight-asian="normal" style:font-name-complex="DejaVu Sans2" style:font-size-complex="32pt" style:font-style-complex="normal" style:font-weight-complex="normal"/>
    </style:style>
    <style:style style:name="T5" style:family="text">
      <style:text-properties fo:color="#000000" style:font-name="Arial2" fo:font-size="44pt" style:font-name-asian="方正书宋_GBK1" style:font-size-asian="44pt" style:font-name-complex="DejaVu Sans2" style:font-size-complex="44pt"/>
    </style:style>
    <style:style style:name="T6" style:family="text">
      <style:text-properties fo:font-size="22pt" fo:font-weight="bold" style:font-size-asian="22pt" style:font-weight-asian="bold" style:font-size-complex="22pt" style:font-weight-complex="bold"/>
    </style:style>
    <style:style style:name="T7" style:family="text">
      <style:text-properties style:font-name="Liberation Sans" fo:font-size="22pt" fo:font-weight="bold" style:letter-kerning="true" style:font-size-asian="22pt" style:font-weight-asian="bold" style:font-size-complex="22pt" style:font-weight-complex="bold"/>
    </style:style>
    <style:style style:name="T8" style:family="text">
      <style:text-properties fo:font-size="18pt" style:font-size-asian="18pt" style:font-size-complex="18pt"/>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bold" style:font-name-complex="Noto Sans CJK SC Regular" style:font-size-complex="22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color="#000000" fo:font-size="18pt" style:font-size-asian="18pt" style:font-size-complex="18pt"/>
    </style:style>
    <style:style style:name="T11" style:family="text">
      <style:text-properties style:font-name="AR PL UKai CN" fo:font-size="15pt" style:font-name-asian="AR PL UKai CN" style:font-size-asian="15pt" style:font-size-complex="15pt"/>
    </style:style>
    <style:style style:name="T12"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name-asian="方正书宋_GBK1" style:font-size-asian="32pt" style:font-style-asian="normal" style:font-weight-asian="bold" style:font-name-complex="DejaVu Sans2"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0% 100%" style:font-name="Noto Sans CJK JP Light1" fo:font-size="18pt" fo:letter-spacing="normal" fo:font-style="normal" style:text-underline-style="none" fo:font-weight="bold" style:font-name-asian="Noto Sans CJK JP Light1"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方正书宋_GBK1" style:font-size-asian="18pt" style:font-style-asian="normal" style:font-weight-asian="normal" style:font-name-complex="DejaVu Sans2"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方正书宋_GBK1" style:font-size-asian="18pt" style:font-style-asian="normal" style:font-weight-asian="normal" style:font-name-complex="DejaVu Sans2"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方正书宋_GBK1" style:font-size-asian="18pt" style:font-style-asian="normal" style:font-weight-asian="normal" style:font-name-complex="DejaVu Sans2"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bold" style:font-name-asian="DejaVu Sans2" style:font-size-asian="24pt" style:font-style-asian="normal" style:font-weight-asian="normal" style:font-name-complex="DejaVu Sans2"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Noto Sans CJK JP Light1" fo:font-size="15pt" fo:letter-spacing="normal" fo:font-style="normal" style:text-underline-style="none" fo:font-weight="bold" style:font-name-asian="Noto Sans CJK JP Light1" style:font-size-asian="15pt" style:font-style-asian="normal" style:font-weight-asian="bold" style:font-name-complex="DejaVu Sans2"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bold" style:font-name-asian="方正书宋_GBK1" style:font-size-asian="18pt" style:font-style-asian="normal" style:font-weight-asian="normal" style:font-name-complex="DejaVu Sans2"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fo:font-size="18pt" fo:letter-spacing="normal" fo:font-style="normal" style:text-underline-style="none" style:font-size-asian="18pt" style:font-style-asian="normal" style:font-size-complex="18pt" style:font-style-complex="normal"/>
    </style:style>
    <style:style style:name="T23"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4" style:family="text">
      <style:text-properties style:font-name="AR PL UKai CN" fo:font-weight="normal" style:font-name-asian="AR PL UKai CN" style:font-weight-asian="normal" style:font-weight-complex="normal"/>
    </style:style>
    <style:style style:name="T25" style:family="text">
      <style:text-properties style:font-name="AR PL UKai CN" style:font-name-asian="AR PL UKai CN"/>
    </style:style>
    <style:style style:name="T26" style:family="text">
      <style:text-properties style:font-name="AR PL UKai CN" fo:font-size="16pt" fo:font-weight="bold" style:font-name-asian="AR PL UKai CN" style:font-size-asian="16pt" style:font-weight-asian="bold" style:font-size-complex="16pt" style:font-weight-complex="bold"/>
    </style:style>
    <style:style style:name="T27" style:family="text">
      <style:text-properties style:font-name="AR PL UKai CN" fo:font-size="16pt" style:font-name-asian="AR PL UKai CN" style:font-size-asian="16pt" style:font-size-complex="16pt"/>
    </style:style>
    <style:style style:name="T28" style:family="text">
      <style:text-properties style:font-name="AR PL UKai CN" fo:font-size="16pt" fo:font-weight="normal" style:font-name-asian="AR PL UKai CN" style:font-size-asian="16pt" style:font-weight-asian="normal" style:font-size-complex="16pt" style:font-weight-complex="normal"/>
    </style:style>
    <style:style style:name="T29" style:family="text">
      <style:text-properties fo:font-variant="normal" fo:text-transform="none" fo:color="#ffffff" style:text-line-through-style="none" style:text-line-through-type="none" style:text-position="0% 100%" style:font-name="Arial2" fo:font-size="20pt" fo:letter-spacing="normal" fo:font-style="normal" style:text-underline-style="none" fo:font-weight="bold" style:font-name-asian="方正书宋_GBK1" style:font-size-asian="20pt" style:font-style-asian="normal" style:font-weight-asian="bold" style:font-name-complex="DejaVu Sans2" style:font-size-complex="20pt" style:font-style-complex="normal" style:font-weight-complex="bold"/>
    </style:style>
    <style:style style:name="T30"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name-asian="方正书宋_GBK1" style:font-size-asian="20pt" style:font-style-asian="normal" style:font-weight-asian="normal" style:font-name-complex="DejaVu Sans2"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方正书宋_GBK1" style:font-size-asian="20pt" style:font-style-asian="normal" style:font-weight-asian="normal" style:font-name-complex="DejaVu Sans2"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Noto Sans CJK JP Light1" fo:font-size="24pt" fo:letter-spacing="normal" fo:font-style="normal" style:text-underline-style="none" fo:font-weight="normal" style:font-name-asian="Noto Sans CJK JP Light1" style:font-size-asian="24pt" style:font-style-asian="normal" style:font-weight-asian="normal" style:font-name-complex="DejaVu Sans2"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Noto Sans CJK JP Light1" fo:font-size="18pt" fo:letter-spacing="normal" fo:font-style="normal" style:text-underline-style="none" fo:font-weight="normal" style:font-name-asian="Noto Sans CJK JP Light1" style:font-size-asian="18pt" style:font-style-asian="normal" style:font-weight-asian="normal" style:font-name-complex="DejaVu Sans2"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5" style:family="text">
      <style:text-properties style:font-name="AR PL UKai CN" fo:font-size="18pt" style:font-name-asian="AR PL UKai CN" style:font-size-asian="18pt" style:font-size-complex="18pt"/>
    </style:style>
    <style:style style:name="T36"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方正书宋_GBK1" style:font-size-asian="26pt" style:font-style-asian="normal" style:font-weight-asian="normal" style:font-name-complex="DejaVu Sans2" style:font-size-complex="2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方正书宋_GBK1" style:font-size-asian="14pt" style:font-style-asian="normal" style:font-weight-asian="normal" style:font-name-complex="DejaVu Sans2"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name-asian="方正书宋_GBK1" style:font-size-asian="20pt" style:font-style-asian="normal" style:font-weight-asian="bold" style:font-name-complex="DejaVu Sans2"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方正书宋_GBK1" style:font-size-asian="15pt" style:font-style-asian="normal" style:font-weight-asian="normal" style:font-name-complex="DejaVu Sans2" style:font-size-complex="1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name-asian="方正书宋_GBK1" style:font-size-asian="13pt" style:font-style-asian="normal" style:font-weight-asian="normal" style:font-name-complex="DejaVu Sans2"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22cm" text:min-label-width="0.5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cm" text:min-label-width="1.2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2cm" text:min-label-width="1.2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2cm" text:min-label-width="1.25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32cm" text:min-label-width="1.2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08cm" text:min-label-width="0.593cm"/>
        <style:text-properties fo:font-family="Wingdings" style:font-charset="x-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space-before="0.32cm" text:min-label-width="1.2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08cm" text:min-label-width="0.593cm"/>
        <style:text-properties fo:font-family="Wingdings" style:font-charset="x-symbol" fo:color="#0000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2cm" svg:height="16.251cm" svg:x="1.4cm" svg:y="0.837cm" presentation:class="subtitle">
          <draw:text-box>
            <text:p><text:span text:style-name="T1">联</text:span><text:span text:style-name="T1">盟</text:span><text:span text:style-name="T1">链</text:span><text:span text:style-name="T1">的</text:span><text:span text:style-name="T1">搭</text:span><text:span text:style-name="T1">建</text:span></text:p>
          </draw:text-box>
        </draw:frame>
        <draw:g>
          <draw:frame draw:style-name="gr1" draw:text-style-name="P3" draw:layer="layout" svg:width="6.576cm" svg:height="1.191cm" svg:x="10.356cm" svg:y="13.363cm">
            <draw:text-box>
              <text:p text:style-name="P2">2017-10-10</text:p>
            </draw:text-box>
          </draw:frame>
          <draw:frame draw:style-name="gr1" draw:text-style-name="P4" draw:layer="layout" svg:width="4.725cm" svg:height="1.191cm" svg:x="12.434cm" svg:y="11.811cm">
            <draw:text-box>
              <text:p>秦鹏飞</text:p>
            </draw:text-box>
          </draw:frame>
        </draw:g>
        <draw:frame draw:style-name="gr2" draw:text-style-name="P6" draw:layer="layout" svg:width="6.236cm" svg:height="0.916cm" svg:x="21.658cm" svg:y="0.642cm">
          <draw:text-box>
            <text:p text:style-name="P5"><text:span text:style-name="T2">汇报演示</text:span><text:span text:style-name="T2">材料四</text:span></text:p>
          </draw:text-box>
        </draw:frame>
        <presentation:notes draw:style-name="dp2">
          <draw:page-thumbnail draw:style-name="gr3" draw:layer="layout" svg:width="14.85cm" svg:height="11.136cm" svg:x="3.074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custom-shape draw:name="CustomShape 1" draw:style-name="gr4" draw:text-style-name="P9" draw:layer="layout" svg:width="25.178cm" svg:height="3.485cm" svg:x="1.4cm" svg:y="0.837cm">
          <text:p text:style-name="P8"><text:span text:style-name="T3">目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1" draw:layer="layout" svg:width="13.779cm" svg:height="8.994cm" svg:x="7.087cm" svg:y="6.616cm">
          <text:list text:style-name="L2">
            <text:list-item>
              <text:p text:style-name="P10"><text:span text:style-name="T4">基本特</text:span><text:span text:style-name="T4">性</text:span></text:p>
            </text:list-item>
            <text:list-item>
              <text:p text:style-name="P10"><text:span text:style-name="T4">参与方</text:span></text:p>
            </text:list-item>
            <text:list-item>
              <text:p text:style-name="P10"><text:span text:style-name="T4">网络部</text:span><text:span text:style-name="T4">署</text:span></text:p>
            </text:list-item>
            <text:list-item>
              <text:p text:style-name="P10"><text:span text:style-name="T4">节点架</text:span><text:span text:style-name="T4">构</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默认">
        <office:forms form:automatic-focus="false" form:apply-design-mode="false"/>
        <draw:custom-shape draw:name="CustomShape 1" draw:style-name="gr6" draw:text-style-name="P9" draw:layer="layout" svg:width="25.178cm" svg:height="3.485cm" svg:x="1.4cm" svg:y="0.837cm">
          <text:p text:style-name="P12"><text:span text:style-name="T5">基本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25.178cm" svg:height="12.158cm" svg:x="1.4cm" svg:y="4.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703cm" svg:height="13.67cm" svg:x="1.352cm" svg:y="4.62cm">
          <table:table table:template-name="sun" table:use-first-row-styles="true" table:use-banding-rows-styles="true">
            <table:table-column table:style-name="co1"/>
            <table:table-column table:style-name="co2"/>
            <table:table-column table:style-name="co3"/>
            <table:table-row table:style-name="ro1" table:default-cell-style-name="ce1">
              <table:table-cell/>
              <table:table-cell>
                <text:p text:style-name="P13"><text:span text:style-name="T6">存管联盟链</text:span></text:p>
              </table:table-cell>
              <table:table-cell>
                <text:p text:style-name="P13"><text:span text:style-name="T6">以太坊公共链</text:span></text:p>
              </table:table-cell>
            </table:table-row>
            <table:table-row table:style-name="ro2" table:default-cell-style-name="ce3">
              <table:table-cell table:style-name="ce2">
                <text:p text:style-name="P14"><text:span text:style-name="T7">中心化程度</text:span></text:p>
              </table:table-cell>
              <table:table-cell>
                <text:p text:style-name="P14"><text:span text:style-name="T8">在一定程度上存管银行作为中心</text:span></text:p>
              </table:table-cell>
              <table:table-cell>
                <text:p text:style-name="P14"><text:span text:style-name="T8">完全分散，无中心</text:span></text:p>
              </table:table-cell>
            </table:table-row>
            <table:table-row table:style-name="ro3" table:default-cell-style-name="ce3">
              <table:table-cell table:style-name="ce2">
                <text:p text:style-name="P14"><text:span text:style-name="T7">入链许可</text:span></text:p>
              </table:table-cell>
              <table:table-cell>
                <text:p text:style-name="P14"><text:span text:style-name="T8">需要存管银行授权许可</text:span></text:p>
              </table:table-cell>
              <table:table-cell>
                <text:p text:style-name="P14"><text:span text:style-name="T8">无需授权，各参与方权利平等</text:span></text:p>
              </table:table-cell>
            </table:table-row>
            <table:table-row table:style-name="ro3" table:default-cell-style-name="ce3">
              <table:table-cell table:style-name="ce2">
                <text:p text:style-name="P14"><text:span text:style-name="T7">共识算法</text:span></text:p>
              </table:table-cell>
              <table:table-cell>
                <text:p text:style-name="P14"><text:span text:style-name="T8">存管银行发布区块</text:span></text:p>
              </table:table-cell>
              <table:table-cell>
                <text:p text:style-name="P14"><text:span text:style-name="T8">竞争发布区块，采用挖矿算法</text:span></text:p>
              </table:table-cell>
            </table:table-row>
            <table:table-row table:style-name="ro4" table:default-cell-style-name="ce3">
              <table:table-cell table:style-name="ce4">
                <text:p text:style-name="P15"><text:span text:style-name="T9">私密性</text:span></text:p>
              </table:table-cell>
              <table:table-cell>
                <text:p text:style-name="P14"><text:span text:style-name="T8">账户实名，但交易内容仅相关方可见</text:span></text:p>
              </table:table-cell>
              <table:table-cell>
                <text:p text:style-name="P14"><text:span text:style-name="T8">账户匿名，但交易内容公开</text:span></text:p>
              </table:table-cell>
            </table:table-row>
            <table:table-row table:style-name="ro5" table:default-cell-style-name="ce5">
              <table:table-cell table:style-name="ce4">
                <text:p text:style-name="P15"><text:span text:style-name="T9">可监管性</text:span></text:p>
              </table:table-cell>
              <table:table-cell>
                <text:p text:style-name="P14"><text:span text:style-name="T10">通过加解密技术手段，在保证私密性的同时，所有交易内容对监管方可见</text:span></text:p>
              </table:table-cell>
              <table:table-cell>
                <text:p text:style-name="P14"><text:span text:style-name="T8">因账户匿名性，交易双方的身份不明确，无法满足监管需要</text:span></text:p>
              </table:table-cell>
            </table:table-row>
            <table:table-row table:style-name="ro6" table:default-cell-style-name="ce3">
              <table:table-cell table:style-name="ce4">
                <text:p text:style-name="P15"><text:span text:style-name="T9">交易速度</text:span></text:p>
              </table:table-cell>
              <table:table-cell>
                <text:p text:style-name="P14"><text:span text:style-name="T8">5s</text:span><text:span text:style-name="T8">出块，交易入链</text:span><text:span text:style-name="T8">TPS &gt; 200</text:span><text:span text:style-name="T8">笔（可控）</text:span></text:p>
              </table:table-cell>
              <table:table-cell>
                <text:p text:style-name="P14"><text:span text:style-name="T8">30s</text:span><text:span text:style-name="T8">出块</text:span></text:p>
              </table:table-cell>
            </table:table-row>
          </table:table>
          <draw:image xlink:href="Pictures/TablePreview1.svm" xlink:type="simple" xlink:show="embed" xlink:actuate="onLoad"/>
        </draw:frame>
        <draw:frame draw:style-name="gr8" draw:text-style-name="P16" draw:layer="layout" svg:width="24.35cm" svg:height="1.419cm" svg:x="1.352cm" svg:y="18.29cm">
          <draw:text-box>
            <text:p><text:span text:style-name="T11">注：存管联盟链的</text:span><text:span text:style-name="T11">以上特性，是因为</text:span><text:span text:style-name="T11">区块链研究团队根</text:span><text:span text:style-name="T11">据存管业务特点对</text:span><text:span text:style-name="T11">以太坊公共链的开</text:span><text:span text:style-name="T11">源项目进行了改</text:span><text:span text:style-name="T11">造；这些特性与存</text:span><text:span text:style-name="T11">管业务关联密切，</text:span><text:span text:style-name="T11">不代表所有联盟链</text:span><text:span text:style-name="T11">的一般特性。</text:span></text:p>
          </draw:text-box>
        </draw:frame>
        <presentation:notes draw:style-name="dp2">
          <draw:page-thumbnail draw:style-name="gr3" draw:layer="layout" svg:width="14.85cm" svg:height="11.136cm" svg:x="3.074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默认">
        <office:forms form:automatic-focus="false" form:apply-design-mode="false"/>
        <draw:custom-shape draw:name="CustomShape 1" draw:style-name="gr9" draw:text-style-name="P9" draw:layer="layout" svg:width="25.178cm" svg:height="3.485cm" svg:x="1.4cm" svg:y="0.837cm">
          <text:p text:style-name="P8"><text:span text:style-name="T3">联盟参与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1" draw:layer="layout" svg:width="25.178cm" svg:height="12.158cm" svg:x="1.4cm" svg:y="4.914cm">
          <text:list text:style-name="L4">
            <text:list-item>
              <text:p text:style-name="P10"><text:span text:style-name="T4">存管</text:span><text:span text:style-name="T4">银行</text:span><text:span text:style-name="T4">（如</text:span><text:span text:style-name="T4">：北</text:span><text:span text:style-name="T4">京银</text:span><text:span text:style-name="T4">行）</text:span></text:p>
            </text:list-item>
          </text:list>
          <text:list text:style-name="L5">
            <text:list-item>
              <text:p text:style-name="P10"><text:span text:style-name="T4">网贷</text:span><text:span text:style-name="T4">平台</text:span><text:span text:style-name="T4">（如</text:span><text:span text:style-name="T4">：招</text:span><text:span text:style-name="T4">财猫</text:span><text:span text:style-name="T4">，</text:span><text:span text:style-name="T12">可</text:span><text:span text:style-name="T12">添</text:span><text:span text:style-name="T12">加</text:span><text:span text:style-name="T4">）</text:span></text:p>
            </text:list-item>
            <text:list-item>
              <text:p text:style-name="P10"><text:span text:style-name="T4">第三</text:span><text:span text:style-name="T4">方支</text:span><text:span text:style-name="T4">付公</text:span><text:span text:style-name="T4">司</text:span><text:span text:style-name="T4">（如</text:span><text:span text:style-name="T4">：连</text:span><text:span text:style-name="T4">连支</text:span><text:span text:style-name="T4">付，</text:span><text:span text:style-name="T12">可添</text:span><text:span text:style-name="T12">加</text:span><text:span text:style-name="T4">）</text:span></text:p>
            </text:list-item>
            <text:list-item>
              <text:p text:style-name="P10"><text:span text:style-name="T4">监管</text:span><text:span text:style-name="T4">机构</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默认">
        <office:forms form:automatic-focus="false" form:apply-design-mode="false"/>
        <draw:custom-shape draw:name="CustomShape 2" draw:style-name="gr11" draw:text-style-name="P17" draw:layer="layout" svg:width="7.541cm" svg:height="5.518cm" svg:x="1.247cm" svg:y="12.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7" draw:layer="layout" svg:width="7.541cm" svg:height="5.518cm" svg:x="1.172cm" svg:y="4.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2" draw:text-style-name="P9" draw:layer="layout" svg:width="25.178cm" svg:height="3.485cm" svg:x="1cm" svg:y="0.857cm">
          <text:p text:style-name="P8"><text:span text:style-name="T3">联盟链网络部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7" draw:layer="layout" svg:width="7.541cm" svg:height="5.518cm" svg:x="1.512cm" svg:y="5.405cm">
          <text:p text:style-name="P10"><text:span text:style-name="T13">网贷平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8" draw:layer="layout" svg:width="6.426cm" svg:height="2.851cm" svg:x="2.04cm" svg:y="6.901cm">
          <text:p text:style-name="P8"><text:span text:style-name="T14">网贷业务系统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CustomShape 4" draw:style-name="gr15" draw:text-style-name="P17" draw:layer="layout" svg:width="7.6cm" svg:height="8.677cm" svg:x="19.475cm" svg:y="4.741cm">
          <text:p text:style-name="P10"><text:span text:style-name="T13">存管银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9" draw:layer="layout" svg:width="6.632cm" svg:height="3.459cm" svg:x="20.043cm" svg:y="5.924cm">
          <text:p text:style-name="P8"><text:span text:style-name="T15">银行存管系统节点</text:span></text:p>
          <text:p text:style-name="P8"><text:span text:style-name="T15">（区块发布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CustomShape 6" draw:style-name="gr17" draw:text-style-name="P20" draw:layer="layout" svg:width="6.598cm" svg:height="2.288cm" svg:x="20.115cm" svg:y="10.639cm">
          <text:p text:style-name="P8"><text:span text:style-name="T16">银行支付平台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CustomShape 7" draw:style-name="gr18" draw:text-style-name="P17" draw:layer="layout" svg:width="7.491cm" svg:height="5.49cm" svg:x="1.561cm" svg:y="13.22cm">
          <text:p text:style-name="P10"><text:span text:style-name="T13">第三方支付公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9" draw:text-style-name="P18" draw:layer="layout" svg:width="6.199cm" svg:height="3.024cm" svg:x="2.116cm" svg:y="14.741cm">
          <text:p text:style-name="P8"><text:span text:style-name="T14">第三方支付系统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CustomShape 9" draw:style-name="gr20" draw:text-style-name="P21" draw:layer="layout" svg:width="4.981cm" svg:height="3.481cm" svg:x="11.4cm" svg:y="10.32cm">
          <text:p text:style-name="P8"><text:span text:style-name="T17">Internet</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0" draw:style-name="gr21" draw:text-style-name="P22" draw:layer="layout" svg:width="3.519cm" svg:height="1.073cm" draw:transform="rotate (0.540353936417444) translate (15.998cm 10.859cm)">
          <text:p text:style-name="P8"><text:span text:style-name="T18">IPSec VPN</text:span></text:p>
          <draw:enhanced-geometry draw:mirror-horizontal="false" draw:mirror-vertical="false" svg:viewBox="0 0 0 0" drawooo:sub-view-size="3402 1002" draw:text-areas="0 0 ?f0 ?f1" draw:type="ooxml-non-primitive" draw:enhanced-path="M 0 500 L 677 0 677 250 2723 250 2723 0 3401 500 2723 1001 2723 750 677 750 677 1001 0 500 N">
            <draw:equation draw:name="f0" draw:formula="logwidth"/>
            <draw:equation draw:name="f1" draw:formula="logheight"/>
          </draw:enhanced-geometry>
        </draw:custom-shape>
        <draw:custom-shape draw:name="CustomShape 11" draw:style-name="gr22" draw:text-style-name="P22" draw:layer="layout" svg:width="3.54cm" svg:height="1.172cm" draw:transform="rotate (-0.534768882811062) translate (9.57cm 8.586cm)">
          <text:p text:style-name="P8"><text:span text:style-name="T19">IPSec <text:s/>VPN</text:span></text:p>
          <draw:enhanced-geometry draw:mirror-horizontal="false" draw:mirror-vertical="false" svg:viewBox="0 0 0 0" drawooo:sub-view-size="3921 975" draw:text-areas="0 0 ?f0 ?f1" draw:type="ooxml-non-primitive" draw:enhanced-path="M 0 488 L 780 2 780 245 3139 243 3139 0 3920 486 3139 972 3139 729 780 731 780 974 0 488 N">
            <draw:equation draw:name="f0" draw:formula="logwidth"/>
            <draw:equation draw:name="f1" draw:formula="logheight"/>
          </draw:enhanced-geometry>
        </draw:custom-shape>
        <draw:custom-shape draw:name="CustomShape 12" draw:style-name="gr23" draw:text-style-name="P22" draw:layer="layout" svg:width="3.861cm" svg:height="0.888cm" draw:transform="rotate (0.5232497097479) translate (9.031cm 15.129cm)">
          <text:p text:style-name="P8"><text:span text:style-name="T18">IPSec VPN</text:span></text:p>
          <draw:enhanced-geometry draw:mirror-horizontal="false" draw:mirror-vertical="false" svg:viewBox="0 0 0 0" drawooo:sub-view-size="3904 911" draw:text-areas="0 0 ?f0 ?f1" draw:type="ooxml-non-primitive" draw:enhanced-path="M 0 458 L 775 3 776 230 3125 226 3125 0 3903 453 3127 907 3126 680 777 684 777 910 0 458 N">
            <draw:equation draw:name="f0" draw:formula="logwidth"/>
            <draw:equation draw:name="f1" draw:formula="logheight"/>
          </draw:enhanced-geometry>
        </draw:custom-shape>
        <draw:line draw:name="Line 13" draw:style-name="gr24" draw:text-style-name="P23" draw:layer="layout" svg:x1="23.075cm" svg:y1="9.345cm" svg:x2="23.056cm" svg:y2="11.188cm">
          <text:p/>
        </draw:line>
        <draw:custom-shape draw:name="CustomShape 14" draw:style-name="gr25" draw:text-style-name="P24" draw:layer="layout" svg:width="2.791cm" svg:height="1.025cm" svg:x="21.884cm" svg:y="9.655cm">
          <text:p text:style-name="P10"><text:span text:style-name="T20">局域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6" draw:text-style-name="P22" draw:layer="layout" svg:width="4.822cm" svg:height="0.981cm" draw:transform="rotate (-0.64332836228511) translate (15.94cm 12.446cm)">
          <text:p text:style-name="P8"><text:span text:style-name="T18">IPSec VPN</text:span></text:p>
          <draw:enhanced-geometry draw:mirror-horizontal="false" draw:mirror-vertical="false" svg:viewBox="0 0 0 0" drawooo:sub-view-size="3402 1002" draw:text-areas="0 0 ?f0 ?f1" draw:type="ooxml-non-primitive" draw:enhanced-path="M 0 500 L 677 0 677 250 2723 250 2723 0 3401 500 2723 1001 2723 750 677 750 677 1001 0 500 N">
            <draw:equation draw:name="f0" draw:formula="logwidth"/>
            <draw:equation draw:name="f1" draw:formula="logheight"/>
          </draw:enhanced-geometry>
        </draw:custom-shape>
        <draw:custom-shape draw:style-name="gr27" draw:text-style-name="P25" draw:layer="layout" svg:width="0.317cm" svg:height="2.081cm" svg:x="8.935cm" svg:y="7.658cm">
          <text:p/>
          <draw:enhanced-geometry svg:viewBox="0 0 21600 21600" draw:mirror-horizontal="false" draw:mirror-vertical="false" draw:type="rectangle" draw:enhanced-path="M 0 0 L 21600 0 21600 21600 0 21600 0 0 Z N"/>
        </draw:custom-shape>
        <draw:custom-shape draw:style-name="gr27" draw:text-style-name="P25" draw:layer="layout" svg:width="0.317cm" svg:height="2.081cm" svg:x="8.894cm" svg:y="14.873cm">
          <text:p/>
          <draw:enhanced-geometry svg:viewBox="0 0 21600 21600" draw:mirror-horizontal="false" draw:mirror-vertical="false" draw:type="rectangle" draw:enhanced-path="M 0 0 L 21600 0 21600 21600 0 21600 0 0 Z N"/>
        </draw:custom-shape>
        <draw:g>
          <draw:custom-shape draw:name="CustomShape 2" draw:style-name="gr28" draw:text-style-name="P17" draw:layer="layout" svg:width="7.491cm" svg:height="4.649cm" svg:x="19.602cm" svg:y="14.401cm">
            <text:p text:style-name="P10"><text:span text:style-name="T13">监管节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 draw:text-style-name="P26" draw:layer="layout" svg:width="5.972cm" svg:height="2.624cm" svg:x="20.335cm" svg:y="15.557cm">
            <text:p text:style-name="P8"><text:span text:style-name="T21">监管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style-name="gr30" draw:text-style-name="P25" draw:layer="layout" svg:width="0.306cm" svg:height="1.68cm" svg:x="19.5cm" svg:y="15.535cm">
            <text:p/>
            <draw:enhanced-geometry svg:viewBox="0 0 21600 21600" draw:mirror-horizontal="false" draw:mirror-vertical="false" draw:type="rectangle" draw:enhanced-path="M 0 0 L 21600 0 21600 21600 0 21600 0 0 Z N"/>
          </draw:custom-shape>
        </draw:g>
        <draw:custom-shape draw:style-name="gr27" draw:text-style-name="P25" draw:layer="layout" svg:width="0.317cm" svg:height="2.081cm" svg:x="19.267cm" svg:y="8.583cm">
          <text:p/>
          <draw:enhanced-geometry svg:viewBox="0 0 21600 21600" draw:mirror-horizontal="false" draw:mirror-vertical="false" draw:type="rectangle" draw:enhanced-path="M 0 0 L 21600 0 21600 21600 0 21600 0 0 Z N"/>
        </draw:custom-shape>
        <draw:frame draw:style-name="gr31" draw:text-style-name="P4" draw:layer="layout" svg:width="0.502cm" svg:height="1.504cm" svg:x="6.633cm" svg:y="2.858cm">
          <draw:text-box>
            <text:p/>
          </draw:text-box>
        </draw:frame>
        <draw:frame draw:style-name="gr31" draw:text-style-name="P4" draw:layer="layout" svg:width="0.502cm" svg:height="1.504cm" svg:x="11.007cm" svg:y="21.908cm">
          <draw:text-box>
            <text:p/>
          </draw:text-box>
        </draw:frame>
        <draw:frame draw:style-name="gr31" draw:text-style-name="P4" draw:layer="layout" svg:width="0.502cm" svg:height="1.504cm" svg:x="12.665cm" svg:y="22.825cm">
          <draw:text-box>
            <text:p/>
          </draw:text-box>
        </draw:frame>
        <draw:g xml:id="id1" draw:id="id1">
          <draw:g>
            <draw:custom-shape draw:name="CustomShape 2" draw:style-name="gr32" draw:text-style-name="P17" draw:layer="layout" svg:width="6.69cm" svg:height="3.781cm" svg:x="11.077cm" svg:y="15.573cm">
              <text:p text:style-name="P10"><text:span text:style-name="T22">某参与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18" draw:layer="layout" svg:width="5.329cm" svg:height="2.02cm" svg:x="11.832cm" svg:y="16.804cm">
              <text:p text:style-name="P8"><text:span text:style-name="T14">未授权新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g>
              <draw:custom-shape draw:name="CustomShape 2" draw:style-name="gr34" draw:text-style-name="P17" draw:layer="layout" svg:width="6.69cm" svg:height="3.591cm" svg:x="10.811cm" svg:y="4.725cm">
                <text:p text:style-name="P10"><text:span text:style-name="T13">黑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5" draw:text-style-name="P18" draw:layer="layout" svg:width="5.329cm" svg:height="1.919cm" svg:x="11.566cm" svg:y="5.894cm">
                <text:p text:style-name="P8"><text:span text:style-name="T14">恶意节点</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custom-shape draw:name="CustomShape 11" draw:style-name="gr36" draw:text-style-name="P27" draw:layer="layout" svg:width="2.171cm" svg:height="1.172cm" draw:transform="rotate (1.5707963267949) translate (13.459cm 10.47cm)">
              <text:p/>
              <draw:enhanced-geometry draw:mirror-horizontal="false" draw:mirror-vertical="false" svg:viewBox="0 0 0 0" drawooo:sub-view-size="3921 975" draw:text-areas="0 0 ?f0 ?f1" draw:type="ooxml-non-primitive" draw:enhanced-path="M 0 488 L 780 2 780 245 3139 243 3139 0 3920 486 3139 972 3139 729 780 731 780 974 0 488 N">
                <draw:equation draw:name="f0" draw:formula="logwidth"/>
                <draw:equation draw:name="f1" draw:formula="logheight"/>
              </draw:enhanced-geometry>
            </draw:custom-shape>
            <draw:custom-shape draw:style-name="gr37" draw:text-style-name="P28" draw:layer="layout" svg:width="0.718cm" svg:height="0.681cm" svg:x="13.683cm" svg:y="8.99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name="CustomShape 11" draw:style-name="gr36" draw:text-style-name="P27" draw:layer="layout" svg:width="2.171cm" svg:height="1.172cm" draw:transform="rotate (1.5707963267949) translate (13.46cm 15.611cm)">
            <text:p/>
            <draw:enhanced-geometry draw:mirror-horizontal="false" draw:mirror-vertical="false" svg:viewBox="0 0 0 0" drawooo:sub-view-size="3921 975" draw:text-areas="0 0 ?f0 ?f1" draw:type="ooxml-non-primitive" draw:enhanced-path="M 0 488 L 780 2 780 245 3139 243 3139 0 3920 486 3139 972 3139 729 780 731 780 974 0 488 N">
              <draw:equation draw:name="f0" draw:formula="logwidth"/>
              <draw:equation draw:name="f1" draw:formula="logheight"/>
            </draw:enhanced-geometry>
          </draw:custom-shape>
          <draw:custom-shape draw:style-name="gr38" draw:text-style-name="P28" draw:layer="layout" svg:width="0.63cm" svg:height="0.6cm" svg:x="13.724cm" svg:y="14.13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4s" smil:fill="hold" smil:targetElement="id1" smil:attributeName="visibility" smil:to="visible"/>
                  <anim:transitionFilter smil:dur="2s" smil:targetElement="id1" smil:type="barWipe" smil:subtype="topToBottom" smil:direction="reverse"/>
                </anim:par>
              </anim:par>
            </anim:par>
          </anim:seq>
        </anim:par>
        <presentation:notes draw:style-name="dp3">
          <draw:frame draw:name="PlaceHolder 1" presentation:style-name="pr3" draw:text-style-name="P29" draw:layer="layout" svg:width="16.778cm" svg:height="11.673cm" svg:x="2.1cm" svg:y="14.292cm" presentation:class="notes" presentation:placeholder="true" presentation:user-transformed="true">
            <draw:text-box/>
          </draw:frame>
          <draw:custom-shape draw:name="CustomShape 2" draw:style-name="gr39" draw:text-style-name="P30" draw:layer="layout" svg:width="9.079cm" svg:height="1.469cm" svg:x="11.895cm" svg:y="28.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默认">
        <office:forms form:automatic-focus="false" form:apply-design-mode="false"/>
        <draw:custom-shape draw:name="CustomShape 1" draw:style-name="gr12" draw:text-style-name="P9" draw:layer="layout" svg:width="25.178cm" svg:height="3.485cm" svg:x="1.4cm" svg:y="0.837cm">
          <text:p text:style-name="P8"><text:span text:style-name="T3">联盟链网络原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0" draw:text-style-name="P17" draw:layer="layout" svg:width="12.967cm" svg:height="3.78cm" svg:x="14.512cm" svg:y="15.988cm">
          <text:p text:style-name="P10"><text:span text:style-name="T13">办公环境局域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1" draw:text-style-name="P31" draw:layer="layout" svg:width="5.148cm" svg:height="2.822cm" svg:x="7.861cm" svg:y="12.429cm">
          <text:p text:style-name="P8"><text:span text:style-name="T23">Internet</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9" draw:style-name="gr42" draw:text-style-name="P32" draw:layer="layout" svg:width="3.182cm" svg:height="0.795cm" draw:transform="rotate (0.674569755895808) translate (11.709cm 12.199cm)">
          <text:p/>
          <draw:enhanced-geometry draw:mirror-horizontal="false" draw:mirror-vertical="false" svg:viewBox="0 0 0 0" drawooo:sub-view-size="3402 1002" draw:text-areas="0 0 ?f0 ?f1" draw:type="ooxml-non-primitive" draw:enhanced-path="M 0 500 L 677 0 677 250 2723 250 2723 0 3401 500 2723 1001 2723 750 677 750 677 1001 0 500 N">
            <draw:equation draw:name="f0" draw:formula="logwidth"/>
            <draw:equation draw:name="f1" draw:formula="logheight"/>
          </draw:enhanced-geometry>
        </draw:custom-shape>
        <draw:custom-shape draw:name="CustomShape 10" draw:style-name="gr43" draw:text-style-name="P32" draw:layer="layout" svg:width="4.717cm" svg:height="0.771cm" draw:transform="skewX (-0.00122173047639607) rotate (-0.730769357810026) translate (11.257cm 14.759cm)">
          <text:p/>
          <draw:enhanced-geometry draw:mirror-horizontal="false" draw:mirror-vertical="false" svg:viewBox="0 0 0 0" drawooo:sub-view-size="3921 975" draw:text-areas="0 0 ?f0 ?f1" draw:type="ooxml-non-primitive" draw:enhanced-path="M 0 488 L 780 2 780 245 3139 243 3139 0 3920 486 3139 972 3139 729 780 731 780 974 0 488 N">
            <draw:equation draw:name="f0" draw:formula="logwidth"/>
            <draw:equation draw:name="f1" draw:formula="logheight"/>
          </draw:enhanced-geometry>
        </draw:custom-shape>
        <draw:custom-shape draw:name="CustomShape 11" draw:style-name="gr44" draw:text-style-name="P33" draw:layer="layout" svg:width="3.598cm" svg:height="0.719cm" draw:transform="skewX (-0.0013962634015955) rotate (2.35619449019234) translate (8.451cm 13.209cm)">
          <text:p/>
          <draw:enhanced-geometry draw:mirror-horizontal="false" draw:mirror-vertical="false" svg:viewBox="0 0 0 0" drawooo:sub-view-size="3904 911" draw:text-areas="0 0 ?f0 ?f1" draw:type="ooxml-non-primitive" draw:enhanced-path="M 0 458 L 775 3 776 230 3125 226 3125 0 3903 453 3127 907 3126 680 777 684 777 910 0 458 N">
            <draw:equation draw:name="f0" draw:formula="logwidth"/>
            <draw:equation draw:name="f1" draw:formula="logheight"/>
          </draw:enhanced-geometry>
        </draw:custom-shape>
        <draw:custom-shape draw:name="CustomShape 2" draw:style-name="gr45" draw:text-style-name="P17" draw:layer="layout" svg:width="11.055cm" svg:height="5.263cm" svg:x="0.36cm" svg:y="5.086cm">
          <text:p text:style-name="P10"><text:span text:style-name="T13">北软机房局域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25" draw:layer="layout" svg:width="0.258cm" svg:height="1.695cm" svg:x="14.345cm" svg:y="16.807cm">
          <text:p/>
          <draw:enhanced-geometry svg:viewBox="0 0 21600 21600" draw:mirror-horizontal="false" draw:mirror-vertical="false" draw:type="rectangle" draw:enhanced-path="M 0 0 L 21600 0 21600 21600 0 21600 0 0 Z N"/>
        </draw:custom-shape>
        <draw:custom-shape draw:style-name="gr47" draw:text-style-name="P25" draw:layer="layout" svg:width="0.255cm" svg:height="1.694cm" draw:transform="skewX (0.00349065850398866) rotate (1.56713113536571) translate (5.423cm 10.43cm)">
          <text:p/>
          <draw:enhanced-geometry svg:viewBox="0 0 21600 21600" draw:mirror-horizontal="false" draw:mirror-vertical="false" draw:type="rectangle" draw:enhanced-path="M 0 0 L 21600 0 21600 21600 0 21600 0 0 Z N"/>
        </draw:custom-shape>
        <draw:frame draw:style-name="gr48" draw:text-style-name="P16" draw:layer="layout" svg:width="9.717cm" svg:height="3.572cm" svg:x="0.374cm" svg:y="16.082cm">
          <draw:text-box>
            <text:p><text:span text:style-name="T24">区块链节点分</text:span><text:span text:style-name="T24">布：</text:span></text:p>
            <text:p><text:span text:style-name="T25"><text:tab/></text:span><text:span text:style-name="T26">北部软件园</text:span><text:span text:style-name="T27">机房</text:span><text:span text:style-name="T27">2</text:span><text:span text:style-name="T27">个节点；</text:span></text:p>
            <text:p><text:span text:style-name="T27"><text:tab/></text:span><text:span text:style-name="T26">滨江</text:span><text:span text:style-name="T28">机房</text:span><text:span text:style-name="T27">包</text:span><text:span text:style-name="T27">含办公环境和测</text:span><text:span text:style-name="T27">试环境</text:span><text:span text:style-name="T27">2</text:span><text:span text:style-name="T27">个局域</text:span><text:span text:style-name="T27">网，有</text:span><text:span text:style-name="T27">32</text:span><text:span text:style-name="T27">个节</text:span><text:span text:style-name="T27">点。</text:span></text:p>
          </draw:text-box>
        </draw:frame>
        <draw:custom-shape draw:style-name="gr49" draw:text-style-name="P34" draw:layer="layout" svg:width="5.027cm" svg:height="2.127cm" svg:x="0.719cm" svg:y="6.151cm">
          <text:p text:style-name="P8"><text:span text:style-name="T29">监管节点</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35" draw:layer="layout" svg:width="5.821cm" svg:height="2.086cm" svg:x="5.5cm" svg:y="8.127cm">
          <text:p text:style-name="P8"><text:span text:style-name="T30">某网贷平台节点</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4" draw:style-name="gr51" draw:text-style-name="P17" draw:layer="layout" svg:width="12.847cm" svg:height="10.522cm" svg:x="14.579cm" svg:y="4.8cm">
          <text:p text:style-name="P10"><text:span text:style-name="T13">测试环境局域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25" draw:layer="layout" svg:width="0.225cm" svg:height="1.57cm" svg:x="14.5cm" svg:y="9.641cm">
          <text:p/>
          <draw:enhanced-geometry svg:viewBox="0 0 21600 21600" draw:mirror-horizontal="false" draw:mirror-vertical="false" draw:type="rectangle" draw:enhanced-path="M 0 0 L 21600 0 21600 21600 0 21600 0 0 Z N"/>
        </draw:custom-shape>
        <draw:custom-shape draw:style-name="gr53" draw:text-style-name="P35" draw:layer="layout" svg:width="5.51cm" svg:height="2.154cm" svg:x="20.448cm" svg:y="5.556cm">
          <text:p text:style-name="P8"><text:span text:style-name="T31">招财猫节点</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6" draw:layer="layout" svg:width="6.35cm" svg:height="2.872cm" svg:x="15.231cm" svg:y="8.395cm">
          <text:p text:style-name="P8"><text:span text:style-name="T16">银行存管业务节点</text:span></text:p>
          <text:p text:style-name="P8"><text:span text:style-name="T16">(</text:span><text:span text:style-name="T16">区块发布节点</text:span><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6.067cm" svg:height="2.191cm" svg:x="21.016cm" svg:y="10.5cm">
          <text:p text:style-name="P8"><text:span text:style-name="T16">银行支付平台节点</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5.16cm" svg:height="1.774cm" svg:x="17.046cm" svg:y="13.119cm">
          <text:p text:style-name="P8"><text:span text:style-name="T16">连连支付节点</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57" draw:text-style-name="P30" draw:layer="layout" svg:x1="21.545cm" svg:y1="9.712cm" svg:x2="23.397cm" svg:y2="10.545cm">
          <text:p/>
        </draw:line>
        <draw:line draw:name="Line 12" draw:style-name="gr24" draw:text-style-name="P30" draw:layer="layout" svg:x1="18.936cm" svg:y1="13.153cm" svg:x2="18.615cm" svg:y2="11.262cm">
          <text:p/>
        </draw:line>
        <draw:line draw:name="Line 18" draw:style-name="gr57" draw:text-style-name="P30" draw:layer="layout" svg:x1="20.826cm" svg:y1="6.992cm" svg:x2="19.352cm" svg:y2="8.391cm">
          <text:p/>
        </draw:line>
        <draw:line draw:style-name="gr58" draw:text-style-name="P2" draw:layer="layout" svg:x1="5.331cm" svg:y1="7.788cm" svg:x2="6.087cm" svg:y2="8.722cm">
          <text:p/>
        </draw:line>
        <draw:custom-shape draw:style-name="gr50" draw:text-style-name="P35" draw:layer="layout" svg:width="5.821cm" svg:height="2.086cm" svg:x="17.293cm" svg:y="17.237cm">
          <text:p text:style-name="P8"><text:span text:style-name="T30">某网贷平台节点</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frame draw:name="PlaceHolder 1" presentation:style-name="pr3" draw:text-style-name="P29" draw:layer="layout" svg:width="16.778cm" svg:height="11.673cm" svg:x="2.1cm" svg:y="14.292cm" presentation:class="notes" presentation:placeholder="true" presentation:user-transformed="true">
            <draw:text-box/>
          </draw:frame>
          <draw:custom-shape draw:name="CustomShape 2" draw:style-name="gr39" draw:text-style-name="P30" draw:layer="layout" svg:width="9.079cm" svg:height="1.469cm" svg:x="11.895cm" svg:y="28.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默认">
        <office:forms form:automatic-focus="false" form:apply-design-mode="false"/>
        <draw:custom-shape draw:name="CustomShape 1" draw:style-name="gr59" draw:text-style-name="P37" draw:layer="layout" svg:width="14.982cm" svg:height="11.382cm" svg:x="10.018cm" svg:y="7.999cm">
          <text:p text:style-name="P8"><text:span text:style-name="T32">区块链节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5.178cm" svg:height="3.485cm" svg:x="1.4cm" svg:y="0.837cm">
          <text:p text:style-name="P8"><text:span text:style-name="T3">节点架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9" draw:text-style-name="P37" draw:layer="layout" svg:width="14.982cm" svg:height="1.181cm" svg:x="9.993cm" svg:y="5.2cm">
          <text:p text:style-name="P8"><text:span text:style-name="T32">业务系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0" draw:text-style-name="P38" draw:layer="layout" svg:width="14.212cm" svg:height="2.412cm" svg:x="10.394cm" svg:y="9.608cm">
          <text:p text:style-name="P8"><text:span text:style-name="T33">API</text:span><text:span text:style-name="T33">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1" draw:text-style-name="P31" draw:layer="layout" svg:width="4.935cm" svg:height="1.182cm" svg:x="11.96cm" svg:y="10.608cm">
          <text:p text:style-name="P8"><text:span text:style-name="T33">业务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2" draw:text-style-name="P31" draw:layer="layout" svg:width="4.913cm" svg:height="1.169cm" svg:x="18.294cm" svg:y="10.6cm">
          <text:p text:style-name="P8"><text:span text:style-name="T33">管理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9" draw:text-style-name="P30" draw:layer="layout" svg:width="14.845cm" svg:height="1.004cm" svg:x="13.145cm" svg:y="-2.6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3" draw:text-style-name="P30" draw:layer="layout" svg:width="0.016cm" svg:height="1.599cm" svg:x="17.489cm" svg:y="6.39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25" draw:text-style-name="P39" draw:layer="layout" svg:width="3.591cm" svg:height="0.991cm" svg:x="15.793cm" svg:y="6.799cm">
          <text:p text:style-name="P10"><text:span text:style-name="T34">JSON-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4" draw:text-style-name="P38" draw:layer="layout" svg:width="14.212cm" svg:height="6.251cm" svg:x="10.432cm" svg:y="12.799cm">
          <text:p text:style-name="P8"><text:span text:style-name="T33">区块链底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5" draw:text-style-name="P31" draw:layer="layout" svg:width="3.015cm" svg:height="1.182cm" svg:x="10.932cm" svg:y="15.539cm">
          <text:p text:style-name="P8"><text:span text:style-name="T33">账户管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6" draw:text-style-name="P40" draw:layer="layout" svg:width="3.024cm" svg:height="1.182cm" svg:x="15.459cm" svg:y="17.429cm">
          <text:p text:style-name="P8"><text:span text:style-name="T33">区块存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7" draw:text-style-name="P31" draw:layer="layout" svg:width="3.492cm" svg:height="1.182cm" svg:x="20.396cm" svg:y="13.671cm">
          <text:p text:style-name="P8"><text:span text:style-name="T33">交易加解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8" draw:text-style-name="P31" draw:layer="layout" svg:width="2.992cm" svg:height="1.186cm" svg:x="10.937cm" svg:y="17.312cm">
          <text:p text:style-name="P8"><text:span text:style-name="T33">共识算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9" draw:text-style-name="P41" draw:layer="layout" svg:width="2.992cm" svg:height="1.182cm" svg:x="20.457cm" svg:y="17.465cm">
          <text:p text:style-name="P8"><text:span text:style-name="T33">网络通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0" draw:text-style-name="P42" draw:layer="layout" svg:width="9cm" svg:height="4.2cm" svg:x="0.2cm" svg:y="4.8cm">
          <draw:text-box>
            <text:list text:style-name="L6">
              <text:list-header>
                <text:p><text:span text:style-name="T35">技术架构：</text:span></text:p>
              </text:list-header>
              <text:list-item>
                <text:p><text:span text:style-name="T35">基于</text:span><text:span text:style-name="T35">ethereumj </text:span><text:span text:style-name="T35">1.5.0</text:span><text:span text:style-name="T35">改造</text:span></text:p>
              </text:list-item>
              <text:list-item>
                <text:p><text:span text:style-name="T35">Jdk 1.8.0</text:span></text:p>
              </text:list-item>
              <text:list-item>
                <text:p><text:span text:style-name="T35">中间件：</text:span><text:span text:style-name="T35">MySQL</text:span></text:p>
              </text:list-item>
            </text:list>
          </draw:text-box>
        </draw:frame>
        <draw:custom-shape draw:style-name="gr71" draw:text-style-name="P2" draw:layer="layout" svg:width="3.8cm" svg:height="6cm" svg:x="2cm" svg:y="12.2cm">
          <text:p text:style-name="P2">MySQL</text:p>
          <draw:enhanced-geometry svg:viewBox="0 0 88 21600" draw:glue-points="44 ?f6 44 0 0 10800 44 21600 88 10800" draw:text-areas="0 ?f6 88 ?f3" draw:type="can" draw:modifiers="5337.910348275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2" draw:layer="layout" svg:width="4.418cm" svg:height="1.6cm" svg:x="5.6cm" svg:y="14.6cm">
          <text:p text:style-name="P2">交易索引</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CustomShape 15" draw:style-name="gr69" draw:text-style-name="P31" draw:layer="layout" svg:width="2.992cm" svg:height="1.182cm" svg:x="10.825cm" svg:y="13.801cm">
          <text:p text:style-name="P8"><text:span text:style-name="T33">写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9" draw:text-style-name="P31" draw:layer="layout" svg:width="2.992cm" svg:height="1.182cm" svg:x="15.4cm" svg:y="13.84cm">
          <text:p text:style-name="P8"><text:span text:style-name="T33">读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9" draw:text-style-name="P43" draw:layer="layout" svg:width="2.992cm" svg:height="1.182cm" svg:x="15.466cm" svg:y="15.539cm">
          <text:p text:style-name="P8"><text:span text:style-name="T13">区块生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9" draw:text-style-name="P43" draw:layer="layout" svg:width="2.992cm" svg:height="1.182cm" svg:x="20.5cm" svg:y="15.614cm">
          <text:p text:style-name="P8"><text:span text:style-name="T13">同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29" draw:layer="layout" svg:width="16.778cm" svg:height="11.673cm" svg:x="2.1cm" svg:y="14.292cm" presentation:class="notes" presentation:placeholder="true" presentation:user-transformed="true">
            <draw:text-box/>
          </draw:frame>
          <draw:custom-shape draw:name="CustomShape 2" draw:style-name="gr39" draw:text-style-name="P30" draw:layer="layout" svg:width="9.079cm" svg:height="1.469cm" svg:x="11.895cm" svg:y="28.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默认">
        <office:forms form:automatic-focus="false" form:apply-design-mode="false"/>
        <draw:custom-shape draw:name="CustomShape 1" draw:style-name="gr12" draw:text-style-name="P9" draw:layer="layout" svg:width="25.178cm" svg:height="3.485cm" svg:x="1.4cm" svg:y="0.837cm">
          <text:p text:style-name="P8"><text:span text:style-name="T3">节点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3" draw:text-style-name="P39" draw:layer="layout" svg:width="25.178cm" svg:height="12.158cm" svg:x="1.4cm" svg:y="4.914cm">
          <text:list text:style-name="L7">
            <text:list-item>
              <text:p text:style-name="P44"><text:span text:style-name="T36">存管银行</text:span></text:p>
            </text:list-item>
          </text:list>
          <text:list text:style-name="L8">
            <text:list-item>
              <text:list>
                <text:list-item>
                  <text:list>
                    <text:list-item>
                      <text:list>
                        <text:list-item>
                          <text:p text:style-name="P10"><text:span text:style-name="T31">发布区块</text:span></text:p>
                        </text:list-item>
                        <text:list-item>
                          <text:p text:style-name="P10"><text:span text:style-name="T31">交易发送与接收</text:span></text:p>
                        </text:list-item>
                        <text:list-item>
                          <text:p text:style-name="P10"><text:span text:style-name="T31">查询相关交易：银行作为发送方或接收方的交易</text:span></text:p>
                        </text:list-item>
                        <text:list-item>
                          <text:p text:style-name="P10"><text:span text:style-name="T31">节点管理：新成员节点</text:span><text:span text:style-name="T31">ID</text:span><text:span text:style-name="T31">生成</text:span></text:p>
                        </text:list-item>
                        <text:list-item>
                          <text:p text:style-name="P10"><text:span text:style-name="T31">账户管理：账户注册，账户停用，</text:span><text:span text:style-name="T31">Gas</text:span><text:span text:style-name="T31">返还</text:span></text:p>
                          <text:p text:style-name="P10"><text:span text:style-name="T37"/></text:p>
                        </text:list-item>
                      </text:list>
                    </text:list-item>
                  </text:list>
                </text:list-item>
              </text:list>
            </text:list-item>
          </text:list>
          <text:list text:style-name="L5">
            <text:list-item>
              <text:p text:style-name="P10"><text:span text:style-name="T36">网贷平台</text:span></text:p>
            </text:list-item>
          </text:list>
          <text:list text:style-name="L9">
            <text:list-item>
              <text:list>
                <text:list-item>
                  <text:list>
                    <text:list-item>
                      <text:list>
                        <text:list-item>
                          <text:p text:style-name="P10"><text:span text:style-name="T31">交易</text:span><text:span text:style-name="T38">发起</text:span><text:span text:style-name="T31">与接收</text:span></text:p>
                        </text:list-item>
                        <text:list-item>
                          <text:p text:style-name="P10"><text:span text:style-name="T31">查询相关交易：本平台作为发送方或接收方的交易</text:span></text:p>
                          <text:p text:style-name="P10"><text:span text:style-name="T39"/></text:p>
                        </text:list-item>
                      </text:list>
                    </text:list-item>
                  </text:list>
                </text:list-item>
              </text:list>
            </text:list-item>
          </text:list>
          <text:list text:style-name="L4">
            <text:list-item>
              <text:p text:style-name="P10"><text:span text:style-name="T36">第三方支付公司</text:span></text:p>
            </text:list-item>
          </text:list>
          <text:list text:style-name="L8">
            <text:list-item>
              <text:list>
                <text:list-item>
                  <text:list>
                    <text:list-item>
                      <text:list>
                        <text:list-item>
                          <text:p text:style-name="P10"><text:span text:style-name="T31">交易发送与接收</text:span></text:p>
                        </text:list-item>
                        <text:list-item>
                          <text:p text:style-name="P10"><text:span text:style-name="T31">查询相关交易：本支付公司作为发送方或接收方的交易</text:span></text:p>
                          <text:p text:style-name="P10"><text:span text:style-name="T40"/></text:p>
                        </text:list-item>
                      </text:list>
                    </text:list-item>
                  </text:list>
                </text:list-item>
              </text:list>
            </text:list-item>
          </text:list>
          <text:list text:style-name="L9">
            <text:list-item>
              <text:p text:style-name="P10"><text:span text:style-name="T36">监管机构</text:span></text:p>
              <text:list>
                <text:list-item>
                  <text:list>
                    <text:list-item>
                      <text:list>
                        <text:list-item>
                          <text:p text:style-name="P10"><text:span text:style-name="T31">查询所有交易</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Noto Sans CJK JP Light1" svg:font-family="'Noto Sans CJK JP Light'"/>
    <style:font-face style:name="Times New Roman1" svg:font-family="'Times New Roman'"/>
    <style:font-face style:name="方正书宋_GBK1" svg:font-family="方正书宋_GBK"/>
    <style:font-face style:name="AR PL UKai CN" svg:font-family="'AR PL UKai CN'" style:font-pitch="variable"/>
    <style:font-face style:name="AR PL UMing CN" svg:font-family="'AR PL UMing CN'"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Noto Sans CJK JP Light" svg:font-family="'Noto Sans CJK JP Light'" style:font-pitch="variable"/>
    <style:font-face style:name="Noto Sans CJK SC Regular1" svg:font-family="'Noto Sans CJK SC Regular'" style:font-pitch="variable"/>
    <style:font-face style:name="Times New Roman" svg:font-family="'Times New Roman'" style:font-pitch="variable"/>
    <style:font-face style:name="Ubuntu" svg:font-family="Ubuntu" style:font-pitch="variable"/>
    <style:font-face style:name="方正书宋_GBK" svg:font-family="方正书宋_GBK"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hatch draw:name="Red_20_Crossed_20_0_20_Degrees" draw:display-name="Red Crossed 0 Degrees" draw:style="double" draw:color="#800000" draw:distance="0.076cm" draw:rotation="900"/>
    <draw:marker draw:name="Arrow" svg:viewBox="0 0 20 30" svg:d="M10 0l-10 30h20z"/>
    <draw:marker draw:name="Arrow_20_concave" draw:display-name="Arrow concave" svg:viewBox="0 0 1131 1580" svg:d="M1013 1491l118 89-567-1580-564 1580 114-85 136-68 148-46 161-17 161 13 153 46z"/>
    <draw:marker draw:name="msArrowEnd_20_5" draw:display-name="msArrowEnd 5" svg:viewBox="0 0 300 300" svg:d="M150 0l150 300h-30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CJK SC Regular" style:font-family-complex="'Noto Sans CJK SC Regular'"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默认-outline3" style:family="presentation" style:parent-style-name="默认-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默认-outline4" style:family="presentation" style:parent-style-name="默认-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6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1.8999996185303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97cm" fo:text-indent="0cm"/>
      <style:text-properties style:font-name="Source Sans Pro2" fo:font-family="'Source Sans Pro'" style:font-style-name="標準" style:font-family-generic="swiss" style:font-pitch="variable" fo:font-size="27.8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7cm" fo:text-indent="0cm"/>
      <style:text-properties fo:font-size="23.8999996185303pt" style:font-size-asian="22pt" style:font-size-complex="24pt"/>
    </style:style>
    <style:style style:name="midnightblue-outline4" style:family="presentation" style:parent-style-name="midnightblue-outline3">
      <style:paragraph-properties fo:margin-left="0cm" fo:margin-right="0cm" fo:margin-top="0cm" fo:margin-bottom="0.197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097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097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097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097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097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5.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r5" style:family="presentation" style:parent-style-name="midnightblue-backgroundobjects">
      <style:graphic-properties draw:stroke="none" draw:fill="solid" draw:fill-color="#2c3e50" draw:textarea-vertical-align="middle" draw:auto-grow-height="false" fo:min-height="1cm" fo:min-width="28.002cm" style:protect="position size"/>
    </style:style>
    <style:style style:name="Mpr6" style:family="presentation" style:parent-style-name="midnightblue-backgroundobjects">
      <style:graphic-properties draw:stroke="none" draw:fill="solid" draw:fill-color="#2c3e50" draw:textarea-vertical-align="middle" draw:auto-grow-height="false" fo:min-height="4.5cm" fo:min-width="28.002cm"/>
    </style:style>
    <style:style style:name="Mpr7" style:family="presentation" style:parent-style-name="midnightblue-backgroundobjects">
      <style:graphic-properties draw:stroke="none" draw:fill="none" draw:auto-grow-height="false" fo:min-height="1.449cm"/>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style>
    <style:style style:name="Mpr10" style:family="presentation" style:parent-style-name="midnightblue-backgroundobjects">
      <style:graphic-properties draw:stroke="none" draw:fill="none" draw:fill-color="#ffffff" draw:auto-grow-height="false" fo:min-height="1.485cm"/>
    </style:style>
    <style:style style:name="Mpr11"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 style:page-layout-name="PM1" draw:style-name="Mdp1">
      <draw:frame presentation:style-name="默认-title" draw:layer="backgroundobjects" svg:width="25.2cm" svg:height="3.505cm" svg:x="1.4cm" svg:y="0.837cm" presentation:class="title" presentation:placeholder="true">
        <draw:text-box/>
      </draw:frame>
      <draw:frame presentation:style-name="默认-outline1" draw:layer="backgroundobjects" svg:width="25.2cm" svg:height="12.178cm" svg:x="1.4cm" svg:y="4.913cm" presentation:class="outline" presentation:placeholder="true">
        <draw:text-box/>
      </draw:frame>
      <presentation:notes style:page-layout-name="PM2">
        <draw:page-thumbnail presentation:style-name="默认-title" draw:layer="backgroundobjects" svg:width="14.85cm" svg:height="11.136cm" svg:x="3.074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midnightblue" style:page-layout-name="PM1" draw:style-name="Mdp2">
      <draw:custom-shape presentation:style-name="Mpr5" draw:text-style-name="MP5" draw:layer="backgroundobjects" svg:width="28.002cm" svg:height="1cm" svg:x="0cm" svg:y="19.999cm">
        <text:p/>
        <draw:enhanced-geometry svg:viewBox="0 0 21600 21600" draw:type="rectangle" draw:enhanced-path="M 0 0 L 21600 0 21600 21600 0 21600 0 0 Z N"/>
      </draw:custom-shape>
      <draw:custom-shape presentation:style-name="Mpr6" draw:text-style-name="MP5" draw:layer="backgroundobjects" svg:width="28.002cm" svg:height="4.5cm" svg:x="0cm" svg:y="0cm">
        <text:p/>
        <draw:enhanced-geometry svg:viewBox="0 0 21600 21600" draw:type="rectangle" draw:enhanced-path="M 0 0 L 21600 0 21600 21600 0 21600 0 0 Z N"/>
      </draw:custom-shape>
      <draw:frame presentation:style-name="midnightblue-title" draw:layer="backgroundobjects" svg:width="26.002cm" svg:height="2.663cm" svg:x="1cm" svg:y="0.836cm" presentation:class="title" presentation:placeholder="true">
        <draw:text-box/>
      </draw:frame>
      <draw:frame presentation:style-name="midnightblue-outline1" draw:layer="backgroundobjects" svg:width="26.002cm" svg:height="13.999cm" svg:x="1cm" svg:y="5.499cm" presentation:class="outline" presentation:placeholder="true">
        <draw:text-box/>
      </draw:frame>
      <draw:frame presentation:style-name="Mpr7" draw:text-style-name="MP7" draw:layer="backgroundobjects" svg:width="8.001cm" svg:height="1cm" svg:x="1cm" svg:y="19.999cm" presentation:class="date-time">
        <draw:text-box>
          <text:p text:style-name="MP6"><text:span text:style-name="MT2"><presentation:date-time/></text:span></text:p>
        </draw:text-box>
      </draw:frame>
      <draw:frame presentation:style-name="Mpr7" draw:text-style-name="MP7" draw:layer="backgroundobjects" svg:width="9.001cm" svg:height="1cm" svg:x="9.5cm" svg:y="19.999cm" presentation:class="footer">
        <draw:text-box>
          <text:p text:style-name="MP8"><presentation:footer/></text:p>
        </draw:text-box>
      </draw:frame>
      <draw:custom-shape presentation:style-name="Mpr8" draw:text-style-name="MP9" draw:layer="backgroundobjects" svg:width="1.5cm" svg:height="1.5cm" svg:x="25.751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0" draw:layer="backgroundobjects" svg:width="2cm" svg:height="2cm" svg:x="25.501cm" svg:y="18.899cm" presentation:class="page-number">
        <draw:text-box>
          <text:p text:style-name="MP8"><text:page-number>&lt;编号&gt;</text:page-number></text:p>
        </draw:text-box>
      </draw:frame>
      <presentation:notes style:page-layout-name="PM2">
        <draw:page-thumbnail presentation:style-name="midnightblue-title" draw:layer="backgroundobjects" svg:width="14.847cm" svg:height="11.136cm" svg:x="3.074cm" svg:y="2.256cm" presentation:class="page"/>
        <draw:frame presentation:style-name="midnightblue-notes" draw:layer="backgroundobjects" svg:width="16.798cm" svg:height="13.364cm" svg:x="2.099cm" svg:y="14.106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5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4cm" presentation:class="footer">
          <draw:text-box>
            <text:p text:style-name="MP1"><text:span text:style-name="MT1"><presentation:footer/></text:span></text:p>
          </draw:text-box>
        </draw:frame>
        <draw:frame presentation:style-name="Mpr11" draw:text-style-name="MP4" draw:layer="backgroundobjects" svg:width="9.113cm" svg:height="1.484cm" svg:x="11.885cm" svg:y="28.214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519</meta:editing-cycles>
    <meta:creation-date>2017-09-24T08:49:14</meta:creation-date>
    <dc:date>2017-09-30T10:19:04.503329659</dc:date>
    <meta:editing-duration>P1DT16H50M7S</meta:editing-duration>
    <meta:generator>LibreOffice/5.1.6.2$Linux_X86_64 LibreOffice_project/10m0$Build-2</meta:generator>
    <meta:document-statistic meta:object-count="155"/>
    <meta:user-defined meta:name="AppVersion">14.0000</meta:user-defined>
    <meta:user-defined meta:name="HiddenSlides" meta:value-type="float">0</meta:user-defined>
    <meta:user-defined meta:name="HyperlinksChanged" meta:value-type="boolean">false</meta:user-defined>
    <meta:user-defined meta:name="KSOProductBuildVer">2052-10.1.0.6115</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6</meta:user-defined>
  </office:meta>
</office:document-meta>
</file>